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56.35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47.06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52.44pt"/>
    </style:style>
    <style:style style:name="co11" style:family="table-column">
      <style:table-column-properties fo:break-before="auto" style:column-width="50.1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4.14pt"/>
    </style:style>
    <style:style style:name="co14" style:family="table-column">
      <style:table-column-properties fo:break-before="auto" style:column-width="95.7pt"/>
    </style:style>
    <style:style style:name="co15" style:family="table-column">
      <style:table-column-properties fo:break-before="auto" style:column-width="94.96pt"/>
    </style:style>
    <style:style style:name="co16" style:family="table-column">
      <style:table-column-properties fo:break-before="auto" style:column-width="162.85pt"/>
    </style:style>
    <style:style style:name="co17" style:family="table-column">
      <style:table-column-properties fo:break-before="auto" style:column-width="738pt"/>
    </style:style>
    <style:style style:name="co18" style:family="table-column">
      <style:table-column-properties fo:break-before="auto" style:column-width="58.9pt"/>
    </style:style>
    <style:style style:name="co19" style:family="table-column">
      <style:table-column-properties fo:break-before="auto" style:column-width="356.85pt"/>
    </style:style>
    <style:style style:name="co20" style:family="table-column">
      <style:table-column-properties fo:break-before="auto" style:column-width="69.7pt"/>
    </style:style>
    <style:style style:name="co21" style:family="table-column">
      <style:table-column-properties fo:break-before="auto" style:column-width="68.94pt"/>
    </style:style>
    <style:style style:name="co22" style:family="table-column">
      <style:table-column-properties fo:break-before="auto" style:column-width="136.86pt"/>
    </style:style>
    <style:style style:name="co23" style:family="table-column">
      <style:table-column-properties fo:break-before="auto" style:column-width="128.35pt"/>
    </style:style>
    <style:style style:name="co24" style:family="table-column">
      <style:table-column-properties fo:break-before="auto" style:column-width="197.29pt"/>
    </style:style>
    <style:style style:name="co25" style:family="table-column">
      <style:table-column-properties fo:break-before="auto" style:column-width="101.34pt"/>
    </style:style>
    <style:style style:name="co26" style:family="table-column">
      <style:table-column-properties fo:break-before="auto" style:column-width="100.6pt"/>
    </style:style>
    <style:style style:name="co27" style:family="table-column">
      <style:table-column-properties fo:break-before="auto" style:column-width="135.3pt"/>
    </style:style>
    <style:style style:name="co28" style:family="table-column">
      <style:table-column-properties fo:break-before="auto" style:column-width="159.99pt"/>
    </style:style>
    <style:style style:name="co29" style:family="table-column">
      <style:table-column-properties fo:break-before="auto" style:column-width="92.86pt"/>
    </style:style>
    <style:style style:name="co30" style:family="table-column">
      <style:table-column-properties fo:break-before="auto" style:column-width="92.1pt"/>
    </style:style>
    <style:style style:name="co31" style:family="table-column">
      <style:table-column-properties fo:break-before="auto" style:column-width="126.85pt"/>
    </style:style>
    <style:style style:name="co32" style:family="table-column">
      <style:table-column-properties fo:break-before="auto" style:column-width="15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false"/>
    </style:style>
    <style:style style:name="ro3" style:family="table-row">
      <style:table-row-properties style:row-height="21.71pt" fo:break-before="auto" style:use-optimal-row-height="fals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26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2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3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0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2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p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tab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2" table:default-cell-style-name="ce18"/>
        <table:table-column table:style-name="co12" table:number-columns-repeated="3" table:default-cell-style-name="ce29"/>
        <table:table-row table:style-name="ro1">
          <table:table-cell office:value-type="string" calcext:value-type="string">
            <text:p>Table 1</text:p>
          </table:table-cell>
          <table:table-cell table:style-name="ce1" office:value-type="string" calcext:value-type="string" table:number-columns-spanned="5" table:number-rows-spanned="1">
            <text:p>Single tissue</text:p>
          </table:table-cell>
          <table:covered-table-cell table:number-columns-repeated="4" table:style-name="ce6"/>
          <table:table-cell table:style-name="ce1" office:value-type="string" calcext:value-type="string" table:number-columns-spanned="4" table:number-rows-spanned="1">
            <text:p>Multiple tissues</text:p>
          </table:table-cell>
          <table:covered-table-cell table:number-columns-repeated="3" table:style-name="ce6"/>
          <table:table-cell table:style-name="ce1" office:value-type="string" calcext:value-type="string" table:number-columns-spanned="3" table:number-rows-spanned="1">
            <text:p>Unselected</text:p>
          </table:table-cell>
          <table:covered-table-cell table:number-columns-repeated="2" table:style-name="ce6"/>
          <table:table-cell table:number-columns-repeated="3"/>
          <table:table-cell table:style-name="Default" table:number-columns-repeated="4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Count</text:p>
          </table:table-cell>
          <table:table-cell table:style-name="ce11" office:value-type="string" calcext:value-type="string">
            <text:p>Size [kb]</text:p>
          </table:table-cell>
          <table:table-cell table:style-name="ce7" office:value-type="string" calcext:value-type="string">
            <text:p>Fraction of unselected</text:p>
          </table:table-cell>
          <table:table-cell table:style-name="ce7" office:value-type="string" calcext:value-type="string">
            <text:p>Identified</text:p>
          </table:table-cell>
          <table:table-cell table:style-name="ce7" office:value-type="string" calcext:value-type="string">
            <text:p>Count</text:p>
          </table:table-cell>
          <table:table-cell table:style-name="ce11" office:value-type="string" calcext:value-type="string">
            <text:p>Size [kb]</text:p>
          </table:table-cell>
          <table:table-cell table:style-name="ce7" office:value-type="string" calcext:value-type="string">
            <text:p>Fraction of unselected</text:p>
          </table:table-cell>
          <table:table-cell table:style-name="ce7" office:value-type="string" calcext:value-type="string">
            <text:p>Identified</text:p>
          </table:table-cell>
          <table:table-cell table:style-name="ce7" office:value-type="string" calcext:value-type="string">
            <text:p>Count</text:p>
          </table:table-cell>
          <table:table-cell table:style-name="ce11" office:value-type="string" calcext:value-type="string">
            <text:p>Size [kb]</text:p>
          </table:table-cell>
          <table:table-cell table:style-name="ce11" office:value-type="string" calcext:value-type="string">
            <text:p>Identified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Min</text:p>
          </table:table-cell>
          <table:table-cell table:style-name="ce8" table:formula="of:=MIN([$'suppl.table3'.C$2:.C$14];[$'suppl.table3'.C$17:.C$19];[$'suppl.table3'.C$23:.C$29];[$'suppl.table3'.C$34:.C$36])" office:value-type="float" office:value="1" calcext:value-type="float">
            <text:p>1</text:p>
          </table:table-cell>
          <table:table-cell table:style-name="ce12" table:formula="of:=MIN([$'suppl.table3'.D$2:.D$14];[$'suppl.table3'.D$17:.D$19];[$'suppl.table3'.D$23:.D$29];[$'suppl.table3'.D$34:.D$36])/1000" office:value-type="float" office:value="0.067" calcext:value-type="float">
            <text:p>0.067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 table:number-columns-spanned="1" table:number-rows-spanned="4">
            <text:p>14/26 (53.8%)</text:p>
          </table:table-cell>
          <table:table-cell table:style-name="ce8" table:formula="of:=MIN([$'suppl.table3'.I$2:.I$14];[$'suppl.table3'.I$17:.I$19];[$'suppl.table3'.I$23:.I$29];[$'suppl.table3'.I$34:.I$36])" office:value-type="float" office:value="33" calcext:value-type="float">
            <text:p>33</text:p>
          </table:table-cell>
          <table:table-cell table:style-name="ce20" table:formula="of:=MIN([$'suppl.table3'.J$2:.J$14];[$'suppl.table3'.J$17:.J$19];[$'suppl.table3'.J$23:.J$29];[$'suppl.table3'.J$34:.J$36])/1000" office:value-type="float" office:value="17.665" calcext:value-type="float">
            <text:p>17.7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 table:number-columns-spanned="1" table:number-rows-spanned="4">
            <text:p>19/26 (73.1%)</text:p>
          </table:table-cell>
          <table:table-cell table:style-name="ce8" table:formula="of:=MIN([$'suppl.table3'.N$2:.N$14];[$'suppl.table3'.N$17:.N$19];[$'suppl.table3'.N$23:.N$29];[$'suppl.table3'.N$34:.N$36])" office:value-type="float" office:value="646" calcext:value-type="float">
            <text:p>646</text:p>
          </table:table-cell>
          <table:table-cell table:style-name="ce20" table:formula="of:=MIN([$'suppl.table3'.O$2:.O$14];[$'suppl.table3'.O$17:.O$19];[$'suppl.table3'.O$23:.O$29];[$'suppl.table3'.O$34:.O$36])/1000" office:value-type="float" office:value="370.674" calcext:value-type="float">
            <text:p>370.7</text:p>
          </table:table-cell>
          <table:table-cell table:style-name="ce17" office:value-type="string" calcext:value-type="string" table:number-columns-spanned="1" table:number-rows-spanned="4">
            <text:p>22/26 (84.6%)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Mean</text:p>
          </table:table-cell>
          <table:table-cell table:style-name="ce9" table:formula="of:=AVERAGE([$'suppl.table3'.C$2:.C$14];[$'suppl.table3'.C$17:.C$19];[$'suppl.table3'.C$23:.C$29];[$'suppl.table3'.C$34:.C$36])" office:value-type="float" office:value="164.576923076923" calcext:value-type="float">
            <text:p>164.6</text:p>
          </table:table-cell>
          <table:table-cell table:style-name="ce9" table:formula="of:=AVERAGE([$'suppl.table3'.D$2:.D$14];[$'suppl.table3'.D$17:.D$19];[$'suppl.table3'.D$23:.D$29];[$'suppl.table3'.D$34:.D$36])/1000" office:value-type="float" office:value="58.9620384615385" calcext:value-type="float">
            <text:p>59.0</text:p>
          </table:table-cell>
          <table:table-cell table:style-name="ce15" table:formula="of:=[.D4]/[.L4]" office:value-type="float" office:value="0.098451302853548" calcext:value-type="float">
            <text:p>0.10</text:p>
          </table:table-cell>
          <table:covered-table-cell table:style-name="ce18"/>
          <table:table-cell table:style-name="ce9" table:formula="of:=AVERAGE([$'suppl.table3'.I$2:.I$14];[$'suppl.table3'.I$17:.I$19];[$'suppl.table3'.I$23:.I$29];[$'suppl.table3'.I$34:.I$36])" office:value-type="float" office:value="386.423076923077" calcext:value-type="float">
            <text:p>386.4</text:p>
          </table:table-cell>
          <table:table-cell table:style-name="ce9" table:formula="of:=AVERAGE([$'suppl.table3'.J$2:.J$14];[$'suppl.table3'.J$17:.J$19];[$'suppl.table3'.J$23:.J$29];[$'suppl.table3'.J$34:.J$36])/1000" office:value-type="float" office:value="124.779346153846" calcext:value-type="float">
            <text:p>124.8</text:p>
          </table:table-cell>
          <table:table-cell table:style-name="ce15" table:formula="of:=[.H4]/[.L4]" office:value-type="float" office:value="0.208349126295446" calcext:value-type="float">
            <text:p>0.21</text:p>
          </table:table-cell>
          <table:covered-table-cell table:style-name="ce18"/>
          <table:table-cell table:style-name="ce9" table:formula="of:=AVERAGE([$'suppl.table3'.N$2:.N$14];[$'suppl.table3'.N$17:.N$19];[$'suppl.table3'.N$23:.N$29];[$'suppl.table3'.N$34:.N$36])" office:value-type="float" office:value="1235.96153846154" calcext:value-type="float">
            <text:p>1236.0</text:p>
          </table:table-cell>
          <table:table-cell table:style-name="ce9" table:formula="of:=AVERAGE([$'suppl.table3'.O$2:.O$14];[$'suppl.table3'.O$17:.O$19];[$'suppl.table3'.O$23:.O$29];[$'suppl.table3'.O$34:.O$36])/1000" office:value-type="float" office:value="598.895461538462" calcext:value-type="float">
            <text:p>598.9</text:p>
          </table:table-cell>
          <table:covered-table-cell table:style-name="ce18"/>
          <table:table-cell table:number-columns-repeated="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Mean</text:p>
          </table:table-cell>
          <table:table-cell table:style-name="ce28" office:value-type="string" calcext:value-type="string">
            <text:p>Median</text:p>
          </table:table-cell>
          <table:table-cell table:style-name="ce28" office:value-type="string" calcext:value-type="string">
            <text:p>Max</text:p>
          </table:table-cell>
        </table:table-row>
        <table:table-row table:style-name="ro1">
          <table:table-cell/>
          <table:table-cell table:style-name="ce4" office:value-type="string" calcext:value-type="string">
            <text:p>Median</text:p>
          </table:table-cell>
          <table:table-cell table:style-name="ce9" table:formula="of:=MEDIAN([$'suppl.table3'.C$2:.C$14];[$'suppl.table3'.C$17:.C$19];[$'suppl.table3'.C$23:.C$29];[$'suppl.table3'.C$34:.C$36])" office:value-type="float" office:value="116.5" calcext:value-type="float">
            <text:p>116.5</text:p>
          </table:table-cell>
          <table:table-cell table:style-name="ce9" table:formula="of:=MEDIAN([$'suppl.table3'.D$2:.D$14];[$'suppl.table3'.D$17:.D$19];[$'suppl.table3'.D$23:.D$29];[$'suppl.table3'.D$34:.D$36])/1000" office:value-type="float" office:value="50.3185" calcext:value-type="float">
            <text:p>50.3</text:p>
          </table:table-cell>
          <table:table-cell table:style-name="ce15" table:formula="of:=[.D5]/[.L5]" office:value-type="float" office:value="0.0828811956858327" calcext:value-type="float">
            <text:p>0.08</text:p>
          </table:table-cell>
          <table:covered-table-cell table:style-name="ce18"/>
          <table:table-cell table:style-name="ce9" table:formula="of:=MEDIAN([$'suppl.table3'.I$2:.I$14];[$'suppl.table3'.I$17:.I$19];[$'suppl.table3'.I$23:.I$29];[$'suppl.table3'.I$34:.I$36])" office:value-type="float" office:value="403.5" calcext:value-type="float">
            <text:p>403.5</text:p>
          </table:table-cell>
          <table:table-cell table:style-name="ce9" table:formula="of:=MEDIAN([$'suppl.table3'.J$2:.J$14];[$'suppl.table3'.J$17:.J$19];[$'suppl.table3'.J$23:.J$29];[$'suppl.table3'.J$34:.J$36])/1000" office:value-type="float" office:value="134.668" calcext:value-type="float">
            <text:p>134.7</text:p>
          </table:table-cell>
          <table:table-cell table:style-name="ce15" table:formula="of:=[.H5]/[.L5]" office:value-type="float" office:value="0.221815929739951" calcext:value-type="float">
            <text:p>0.22</text:p>
          </table:table-cell>
          <table:covered-table-cell table:style-name="ce18"/>
          <table:table-cell table:style-name="ce9" table:formula="of:=MEDIAN([$'suppl.table3'.N$2:.N$14];[$'suppl.table3'.N$17:.N$19];[$'suppl.table3'.N$23:.N$29];[$'suppl.table3'.N$34:.N$36])" office:value-type="float" office:value="1272" calcext:value-type="float">
            <text:p>1272.0</text:p>
          </table:table-cell>
          <table:table-cell table:style-name="ce9" table:formula="of:=MEDIAN([$'suppl.table3'.O$2:.O$14];[$'suppl.table3'.O$17:.O$19];[$'suppl.table3'.O$23:.O$29];[$'suppl.table3'.O$34:.O$36])/1000" office:value-type="float" office:value="607.116" calcext:value-type="float">
            <text:p>607.1</text:p>
          </table:table-cell>
          <table:covered-table-cell table:style-name="ce18"/>
          <table:table-cell/>
          <table:table-cell table:style-name="ce21" office:value-type="string" calcext:value-type="string" table:number-columns-spanned="1" table:number-rows-spanned="3">
            <text:p>Unselected</text:p>
          </table:table-cell>
          <table:table-cell table:style-name="ce25" office:value-type="string" calcext:value-type="string">
            <text:p>Count</text:p>
          </table:table-cell>
          <table:table-cell office:value-type="float" office:value="646" calcext:value-type="float">
            <text:p>646</text:p>
          </table:table-cell>
          <table:table-cell office:value-type="float" office:value="1235.96153846154" calcext:value-type="float">
            <text:p>1236.0</text:p>
          </table:table-cell>
          <table:table-cell office:value-type="float" office:value="1272" calcext:value-type="float">
            <text:p>1272.0</text:p>
          </table:table-cell>
          <table:table-cell office:value-type="float" office:value="1706" calcext:value-type="float">
            <text:p>1706.0</text:p>
          </table:table-cell>
        </table:table-row>
        <table:table-row table:style-name="ro1">
          <table:table-cell/>
          <table:table-cell table:style-name="ce5" office:value-type="string" calcext:value-type="string">
            <text:p>Max</text:p>
          </table:table-cell>
          <table:table-cell table:style-name="ce10" table:formula="of:=MAX([$'suppl.table3'.C$2:.C$14];[$'suppl.table3'.C$17:.C$19];[$'suppl.table3'.C$23:.C$29];[$'suppl.table3'.C$34:.C$36])" office:value-type="float" office:value="516" calcext:value-type="float">
            <text:p>516</text:p>
          </table:table-cell>
          <table:table-cell table:style-name="ce13" table:formula="of:=MAX([$'suppl.table3'.D$2:.D$14];[$'suppl.table3'.D$17:.D$19];[$'suppl.table3'.D$23:.D$29];[$'suppl.table3'.D$34:.D$36])/1000" office:value-type="float" office:value="161.335" calcext:value-type="float">
            <text:p>161.3</text:p>
          </table:table-cell>
          <table:table-cell table:style-name="ce16" office:value-type="string" calcext:value-type="string">
            <text:p>-</text:p>
          </table:table-cell>
          <table:covered-table-cell table:style-name="ce16"/>
          <table:table-cell table:style-name="ce19" table:formula="of:=MAX([$'suppl.table3'.I$2:.I$14];[$'suppl.table3'.I$17:.I$19];[$'suppl.table3'.I$23:.I$29];[$'suppl.table3'.I$34:.I$36])" office:value-type="float" office:value="1030" calcext:value-type="float">
            <text:p>1030</text:p>
          </table:table-cell>
          <table:table-cell table:style-name="ce13" table:formula="of:=MAX([$'suppl.table3'.J$2:.J$14];[$'suppl.table3'.J$17:.J$19];[$'suppl.table3'.J$23:.J$29];[$'suppl.table3'.J$34:.J$36])/1000" office:value-type="float" office:value="228.706" calcext:value-type="float">
            <text:p>228.7</text:p>
          </table:table-cell>
          <table:table-cell table:style-name="ce16" office:value-type="string" calcext:value-type="string">
            <text:p>-</text:p>
          </table:table-cell>
          <table:covered-table-cell table:style-name="ce16"/>
          <table:table-cell table:style-name="ce10" table:formula="of:=MAX([$'suppl.table3'.N$2:.N$14];[$'suppl.table3'.N$17:.N$19];[$'suppl.table3'.N$23:.N$29];[$'suppl.table3'.N$34:.N$36])" office:value-type="float" office:value="1706" calcext:value-type="float">
            <text:p>1,706</text:p>
          </table:table-cell>
          <table:table-cell table:style-name="ce13" table:formula="of:=MAX([$'suppl.table3'.O$2:.O$14];[$'suppl.table3'.O$17:.O$19];[$'suppl.table3'.O$23:.O$29];[$'suppl.table3'.O$34:.O$36])/1000" office:value-type="float" office:value="801.813" calcext:value-type="float">
            <text:p>801.8</text:p>
          </table:table-cell>
          <table:covered-table-cell table:style-name="ce16"/>
          <table:table-cell/>
          <table:covered-table-cell/>
          <table:table-cell office:value-type="string" calcext:value-type="string">
            <text:p>Size [kb]</text:p>
          </table:table-cell>
          <table:table-cell table:style-name="ce29" office:value-type="float" office:value="370.674" calcext:value-type="float">
            <text:p>370.7</text:p>
          </table:table-cell>
          <table:table-cell office:value-type="float" office:value="598.895461538462" calcext:value-type="float">
            <text:p>598.9</text:p>
          </table:table-cell>
          <table:table-cell office:value-type="float" office:value="607.116" calcext:value-type="float">
            <text:p>607.1</text:p>
          </table:table-cell>
          <table:table-cell office:value-type="float" office:value="801.813" calcext:value-type="float">
            <text:p>801.8</text:p>
          </table:table-cell>
        </table:table-row>
        <table:table-row table:style-name="ro3">
          <table:table-cell table:number-columns-repeated="14"/>
          <table:covered-table-cell/>
          <table:table-cell table:style-name="ce26" office:value-type="string" calcext:value-type="string">
            <text:p>Identified</text:p>
          </table:table-cell>
          <table:table-cell table:style-name="ce30" office:value-type="string" calcext:value-type="string" table:number-columns-spanned="4" table:number-rows-spanned="1">
            <text:p>22/26 (84.6%)</text:p>
          </table:table-cell>
          <table:covered-table-cell table:number-columns-repeated="3" table:style-name="ce31"/>
        </table:table-row>
        <table:table-row table:style-name="ro1">
          <table:table-cell table:number-columns-repeated="14"/>
          <table:table-cell table:style-name="ce22" office:value-type="string" calcext:value-type="string" table:number-columns-spanned="1" table:number-rows-spanned="4">
            <text:p>Single tissue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 office:value-type="float" office:value="164.576923076923" calcext:value-type="float">
            <text:p>164.6</text:p>
          </table:table-cell>
          <table:table-cell office:value-type="float" office:value="116.5" calcext:value-type="float">
            <text:p>116.5</text:p>
          </table:table-cell>
          <table:table-cell office:value-type="float" office:value="516" calcext:value-type="float">
            <text:p>516.0</text:p>
          </table:table-cell>
        </table:table-row>
        <table:table-row table:style-name="ro1">
          <table:table-cell table:number-columns-repeated="14"/>
          <table:covered-table-cell/>
          <table:table-cell office:value-type="string" calcext:value-type="string">
            <text:p>Size [kb]</text:p>
          </table:table-cell>
          <table:table-cell office:value-type="float" office:value="0.067" calcext:value-type="float">
            <text:p>0.067</text:p>
          </table:table-cell>
          <table:table-cell office:value-type="float" office:value="58.9620384615385" calcext:value-type="float">
            <text:p>59.0</text:p>
          </table:table-cell>
          <table:table-cell office:value-type="float" office:value="50.3185" calcext:value-type="float">
            <text:p>50.3</text:p>
          </table:table-cell>
          <table:table-cell office:value-type="float" office:value="161.335" calcext:value-type="float">
            <text:p>161.3</text:p>
          </table:table-cell>
        </table:table-row>
        <table:table-row table:style-name="ro4">
          <table:table-cell table:number-columns-repeated="14"/>
          <table:covered-table-cell/>
          <table:table-cell table:style-name="ce27" office:value-type="string" calcext:value-type="string">
            <text:p>Fraction of unselected</text:p>
          </table:table-cell>
          <table:table-cell office:value-type="string" calcext:value-type="string">
            <text:p>-</text:p>
          </table:table-cell>
          <table:table-cell table:style-name="ce32" office:value-type="float" office:value="0.098451302853548" calcext:value-type="float">
            <text:p>0.098</text:p>
          </table:table-cell>
          <table:table-cell table:style-name="ce32" office:value-type="float" office:value="0.0828811956858327" calcext:value-type="float">
            <text:p>0.083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table:number-columns-repeated="14"/>
          <table:covered-table-cell table:style-name="ce23"/>
          <table:table-cell table:style-name="ce26" office:value-type="string" calcext:value-type="string">
            <text:p>Identified</text:p>
          </table:table-cell>
          <table:table-cell table:style-name="ce30" office:value-type="string" calcext:value-type="string" table:number-columns-spanned="4" table:number-rows-spanned="1">
            <text:p>14/26 (53.8%)</text:p>
          </table:table-cell>
          <table:covered-table-cell table:number-columns-repeated="3" table:style-name="ce31"/>
        </table:table-row>
        <table:table-row table:style-name="ro1">
          <table:table-cell table:number-columns-repeated="14"/>
          <table:table-cell table:style-name="ce24" office:value-type="string" calcext:value-type="string" table:number-columns-spanned="1" table:number-rows-spanned="4">
            <text:p>Multiple tissues</text:p>
          </table:table-cell>
          <table:table-cell office:value-type="string" calcext:value-type="string">
            <text:p>Count</text:p>
          </table:table-cell>
          <table:table-cell office:value-type="float" office:value="33" calcext:value-type="float">
            <text:p>33</text:p>
          </table:table-cell>
          <table:table-cell office:value-type="float" office:value="386.423076923077" calcext:value-type="float">
            <text:p>386.4</text:p>
          </table:table-cell>
          <table:table-cell office:value-type="float" office:value="403.5" calcext:value-type="float">
            <text:p>403.5</text:p>
          </table:table-cell>
          <table:table-cell office:value-type="float" office:value="1030" calcext:value-type="float">
            <text:p>1030.0</text:p>
          </table:table-cell>
        </table:table-row>
        <table:table-row table:style-name="ro1">
          <table:table-cell table:number-columns-repeated="14"/>
          <table:covered-table-cell/>
          <table:table-cell office:value-type="string" calcext:value-type="string">
            <text:p>Size [kb]</text:p>
          </table:table-cell>
          <table:table-cell table:style-name="ce29" office:value-type="float" office:value="17.665" calcext:value-type="float">
            <text:p>17.7</text:p>
          </table:table-cell>
          <table:table-cell office:value-type="float" office:value="124.779346153846" calcext:value-type="float">
            <text:p>124.8</text:p>
          </table:table-cell>
          <table:table-cell office:value-type="float" office:value="134.668" calcext:value-type="float">
            <text:p>134.7</text:p>
          </table:table-cell>
          <table:table-cell office:value-type="float" office:value="228.706" calcext:value-type="float">
            <text:p>228.7</text:p>
          </table:table-cell>
        </table:table-row>
        <table:table-row table:style-name="ro4">
          <table:table-cell table:number-columns-repeated="14"/>
          <table:covered-table-cell/>
          <table:table-cell table:style-name="ce27" office:value-type="string" calcext:value-type="string">
            <text:p>Fraction of unselected</text:p>
          </table:table-cell>
          <table:table-cell office:value-type="string" calcext:value-type="string">
            <text:p>-</text:p>
          </table:table-cell>
          <table:table-cell table:style-name="ce32" office:value-type="float" office:value="0.208349126295446" calcext:value-type="float">
            <text:p>0.208</text:p>
          </table:table-cell>
          <table:table-cell table:style-name="ce32" office:value-type="float" office:value="0.221815929739951" calcext:value-type="float">
            <text:p>0.222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table:number-columns-repeated="14"/>
          <table:covered-table-cell table:style-name="ce23"/>
          <table:table-cell table:style-name="ce26" office:value-type="string" calcext:value-type="string">
            <text:p>Identified</text:p>
          </table:table-cell>
          <table:table-cell table:style-name="ce30" office:value-type="string" calcext:value-type="string" table:number-columns-spanned="4" table:number-rows-spanned="1">
            <text:p>19/26 (73.1%)</text:p>
          </table:table-cell>
          <table:covered-table-cell table:number-columns-repeated="3" table:style-name="ce16"/>
        </table:table-row>
      </table:table>
      <table:table table:name="suppl.table1" table:style-name="ta1">
        <table:table-column table:style-name="co12" table:number-columns-repeated="6" table:default-cell-style-name="Default"/>
        <table:table-column table:style-name="co12" table:default-cell-style-name="ce35"/>
        <table:table-column table:style-name="co12" table:default-cell-style-name="ce38"/>
        <table:table-row table:style-name="ro1"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src</text:p>
          </table:table-cell>
          <table:table-cell table:style-name="ce33" office:value-type="string" calcext:value-type="string">
            <text:p>tissue_type</text:p>
          </table:table-cell>
          <table:table-cell table:style-name="ce33" office:value-type="string" calcext:value-type="string">
            <text:p>median.track.size</text:p>
          </table:table-cell>
          <table:table-cell table:style-name="ce33" office:value-type="string" calcext:value-type="string">
            <text:p>all.tissues.size</text:p>
          </table:table-cell>
          <table:table-cell table:style-name="ce33" office:value-type="string" calcext:value-type="string">
            <text:p>fraction</text:p>
          </table:table-cell>
          <table:table-cell table:style-name="ce33" office:value-type="string" calcext:value-type="string">
            <text:p>median.track.size</text:p>
          </table:table-cell>
          <table:table-cell table:style-name="ce33" office:value-type="string" calcext:value-type="string">
            <text:p>fraction</text:p>
          </table:table-cell>
        </table:table-row>
        <table:table-row table:style-name="ro1">
          <table:table-cell office:value-type="string" calcext:value-type="string">
            <text:p>chromatin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primary_cell</text:p>
          </table:table-cell>
          <table:table-cell office:value-type="float" office:value="49724351" calcext:value-type="float">
            <text:p>49724351</text:p>
          </table:table-cell>
          <table:table-cell office:value-type="float" office:value="1361271278" calcext:value-type="float">
            <text:p>1361271278</text:p>
          </table:table-cell>
          <table:table-cell office:value-type="float" office:value="0.03652788" calcext:value-type="float">
            <text:p>0.03652788</text:p>
          </table:table-cell>
          <table:table-cell office:value-type="float" office:value="50565329" calcext:value-type="float" table:number-columns-spanned="1" table:number-rows-spanned="2">
            <text:p>50565329</text:p>
          </table:table-cell>
          <table:table-cell table:formula="of:=[.G2]/[.E2]" office:value-type="float" office:value="0.0371456665671308" calcext:value-type="float" table:number-columns-spanned="1" table:number-rows-spanned="2">
            <text:p>0.0371456666</text:p>
          </table:table-cell>
        </table:table-row>
        <table:table-row table:style-name="ro1">
          <table:table-cell office:value-type="string" calcext:value-type="string">
            <text:p>chromatin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tissue</text:p>
          </table:table-cell>
          <table:table-cell office:value-type="float" office:value="58163034" calcext:value-type="float">
            <text:p>58163034</text:p>
          </table:table-cell>
          <table:table-cell office:value-type="float" office:value="1361271278" calcext:value-type="float">
            <text:p>1361271278</text:p>
          </table:table-cell>
          <table:table-cell office:value-type="float" office:value="0.042727" calcext:value-type="float">
            <text:p>0.042727</text:p>
          </table:table-cell>
          <table:covered-table-cell table:style-name="ce4"/>
          <table:covered-table-cell table:style-name="Default"/>
        </table:table-row>
        <table:table-row table:style-name="ro1">
          <table:table-cell office:value-type="string" calcext:value-type="string">
            <text:p>chromatin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primary_cell</text:p>
          </table:table-cell>
          <table:table-cell office:value-type="float" office:value="55522362.5" calcext:value-type="float">
            <text:p>55522362.5</text:p>
          </table:table-cell>
          <table:table-cell office:value-type="float" office:value="474960506" calcext:value-type="float">
            <text:p>474960506</text:p>
          </table:table-cell>
          <table:table-cell office:value-type="float" office:value="0.1168989" calcext:value-type="float">
            <text:p>0.1168989</text:p>
          </table:table-cell>
          <table:table-cell office:value-type="float" office:value="69574398" calcext:value-type="float" table:number-columns-spanned="1" table:number-rows-spanned="2">
            <text:p>69574398</text:p>
          </table:table-cell>
          <table:table-cell table:formula="of:=[.G4]/[.E4]" office:value-type="float" office:value="0.146484596342417" calcext:value-type="float" table:number-columns-spanned="1" table:number-rows-spanned="2">
            <text:p>0.1464845963</text:p>
          </table:table-cell>
        </table:table-row>
        <table:table-row table:style-name="ro1">
          <table:table-cell office:value-type="string" calcext:value-type="string">
            <text:p>chromatin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tissue</text:p>
          </table:table-cell>
          <table:table-cell office:value-type="float" office:value="81122328.5" calcext:value-type="float">
            <text:p>81122328.5</text:p>
          </table:table-cell>
          <table:table-cell office:value-type="float" office:value="474960506" calcext:value-type="float">
            <text:p>474960506</text:p>
          </table:table-cell>
          <table:table-cell office:value-type="float" office:value="0.17079805" calcext:value-type="float">
            <text:p>0.17079805</text:p>
          </table:table-cell>
          <table:covered-table-cell table:style-name="ce4"/>
          <table:covered-table-cell table:style-name="Default"/>
        </table:table-row>
        <table:table-row table:style-name="ro1">
          <table:table-cell table:style-name="ce34" office:value-type="string" calcext:value-type="string">
            <text:p>enhancers</text:p>
          </table:table-cell>
          <table:table-cell table:style-name="ce34" office:value-type="string" calcext:value-type="string">
            <text:p>encode</text:p>
          </table:table-cell>
          <table:table-cell table:style-name="ce34" office:value-type="string" calcext:value-type="string">
            <text:p>primary_cell</text:p>
          </table:table-cell>
          <table:table-cell table:style-name="ce34" office:value-type="float" office:value="12290477" calcext:value-type="float">
            <text:p>12290477</text:p>
          </table:table-cell>
          <table:table-cell table:style-name="ce34" office:value-type="float" office:value="320135082" calcext:value-type="float">
            <text:p>320135082</text:p>
          </table:table-cell>
          <table:table-cell table:style-name="ce34" office:value-type="float" office:value="0.03839153" calcext:value-type="float">
            <text:p>0.03839153</text:p>
          </table:table-cell>
          <table:table-cell table:style-name="ce36" office:value-type="float" office:value="19579021" calcext:value-type="float" table:number-columns-spanned="1" table:number-rows-spanned="2">
            <text:p>19579021</text:p>
          </table:table-cell>
          <table:table-cell table:style-name="ce39" table:formula="of:=[.G6]/[.E6]" office:value-type="float" office:value="0.0611586236587467" calcext:value-type="float" table:number-columns-spanned="1" table:number-rows-spanned="2">
            <text:p>0.0611586237</text:p>
          </table:table-cell>
        </table:table-row>
        <table:table-row table:style-name="ro1">
          <table:table-cell table:style-name="ce34" office:value-type="string" calcext:value-type="string">
            <text:p>enhancers</text:p>
          </table:table-cell>
          <table:table-cell table:style-name="ce34" office:value-type="string" calcext:value-type="string">
            <text:p>encode</text:p>
          </table:table-cell>
          <table:table-cell table:style-name="ce34" office:value-type="string" calcext:value-type="string">
            <text:p>tissue</text:p>
          </table:table-cell>
          <table:table-cell table:style-name="ce34" office:value-type="float" office:value="37777567" calcext:value-type="float">
            <text:p>37777567</text:p>
          </table:table-cell>
          <table:table-cell table:style-name="ce34" office:value-type="float" office:value="320135082" calcext:value-type="float">
            <text:p>320135082</text:p>
          </table:table-cell>
          <table:table-cell table:style-name="ce34" office:value-type="float" office:value="0.11800508" calcext:value-type="float">
            <text:p>0.11800508</text:p>
          </table:table-cell>
          <table:covered-table-cell table:style-name="ce37"/>
          <table:covered-table-cell table:style-name="ce34"/>
        </table:table-row>
        <table:table-row table:style-name="ro1">
          <table:table-cell table:style-name="ce34" office:value-type="string" calcext:value-type="string">
            <text:p>enhancers</text:p>
          </table:table-cell>
          <table:table-cell table:style-name="ce34" office:value-type="string" calcext:value-type="string">
            <text:p>fantom5</text:p>
          </table:table-cell>
          <table:table-cell table:style-name="ce34" office:value-type="string" calcext:value-type="string">
            <text:p>primary_cell</text:p>
          </table:table-cell>
          <table:table-cell table:style-name="ce34" office:value-type="float" office:value="547980" calcext:value-type="float">
            <text:p>547980</text:p>
          </table:table-cell>
          <table:table-cell table:style-name="ce34" office:value-type="float" office:value="9988039" calcext:value-type="float">
            <text:p>9988039</text:p>
          </table:table-cell>
          <table:table-cell table:style-name="ce34" office:value-type="float" office:value="0.05486362" calcext:value-type="float">
            <text:p>0.05486362</text:p>
          </table:table-cell>
          <table:table-cell table:style-name="ce36" office:value-type="float" office:value="491536" calcext:value-type="float" table:number-columns-spanned="1" table:number-rows-spanned="2">
            <text:p>491536</text:p>
          </table:table-cell>
          <table:table-cell table:style-name="ce39" table:formula="of:=[.G8]/[.E8]" office:value-type="float" office:value="0.0492124630270266" calcext:value-type="float" table:number-columns-spanned="1" table:number-rows-spanned="2">
            <text:p>0.049212463</text:p>
          </table:table-cell>
        </table:table-row>
        <table:table-row table:style-name="ro1">
          <table:table-cell table:style-name="ce34" office:value-type="string" calcext:value-type="string">
            <text:p>enhancers</text:p>
          </table:table-cell>
          <table:table-cell table:style-name="ce34" office:value-type="string" calcext:value-type="string">
            <text:p>fantom5</text:p>
          </table:table-cell>
          <table:table-cell table:style-name="ce34" office:value-type="string" calcext:value-type="string">
            <text:p>tissue</text:p>
          </table:table-cell>
          <table:table-cell table:style-name="ce34" office:value-type="float" office:value="334676" calcext:value-type="float">
            <text:p>334676</text:p>
          </table:table-cell>
          <table:table-cell table:style-name="ce34" office:value-type="float" office:value="9988039" calcext:value-type="float">
            <text:p>9988039</text:p>
          </table:table-cell>
          <table:table-cell table:style-name="ce34" office:value-type="float" office:value="0.03350768" calcext:value-type="float">
            <text:p>0.03350768</text:p>
          </table:table-cell>
          <table:covered-table-cell table:style-name="ce37"/>
          <table:covered-table-cell table:style-name="ce34"/>
        </table:table-row>
        <table:table-row table:style-name="ro1">
          <table:table-cell table:style-name="ce34" office:value-type="string" calcext:value-type="string">
            <text:p>enhancers</text:p>
          </table:table-cell>
          <table:table-cell table:style-name="ce34" office:value-type="string" calcext:value-type="string">
            <text:p>screen</text:p>
          </table:table-cell>
          <table:table-cell table:style-name="ce34" office:value-type="string" calcext:value-type="string">
            <text:p>primary_cell</text:p>
          </table:table-cell>
          <table:table-cell table:style-name="ce34" office:value-type="float" office:value="20865305" calcext:value-type="float">
            <text:p>20865305</text:p>
          </table:table-cell>
          <table:table-cell table:style-name="ce34" office:value-type="float" office:value="351104599" calcext:value-type="float">
            <text:p>351104599</text:p>
          </table:table-cell>
          <table:table-cell table:style-name="ce34" office:value-type="float" office:value="0.0594276" calcext:value-type="float">
            <text:p>0.0594276</text:p>
          </table:table-cell>
          <table:table-cell table:style-name="ce36" office:value-type="float" office:value="30620251" calcext:value-type="float" table:number-columns-spanned="1" table:number-rows-spanned="2">
            <text:p>30620251</text:p>
          </table:table-cell>
          <table:table-cell table:style-name="ce39" table:formula="of:=[.G10]/[.E10]" office:value-type="float" office:value="0.0872111931521581" calcext:value-type="float" table:number-columns-spanned="1" table:number-rows-spanned="2">
            <text:p>0.0872111932</text:p>
          </table:table-cell>
        </table:table-row>
        <table:table-row table:style-name="ro1">
          <table:table-cell table:style-name="ce34" office:value-type="string" calcext:value-type="string">
            <text:p>enhancers</text:p>
          </table:table-cell>
          <table:table-cell table:style-name="ce34" office:value-type="string" calcext:value-type="string">
            <text:p>screen</text:p>
          </table:table-cell>
          <table:table-cell table:style-name="ce34" office:value-type="string" calcext:value-type="string">
            <text:p>tissue</text:p>
          </table:table-cell>
          <table:table-cell table:style-name="ce34" office:value-type="float" office:value="32681833.5" calcext:value-type="float">
            <text:p>32681833.5</text:p>
          </table:table-cell>
          <table:table-cell table:style-name="ce34" office:value-type="float" office:value="351104599" calcext:value-type="float">
            <text:p>351104599</text:p>
          </table:table-cell>
          <table:table-cell table:style-name="ce34" office:value-type="float" office:value="0.0930829" calcext:value-type="float">
            <text:p>0.0930829</text:p>
          </table:table-cell>
          <table:covered-table-cell table:style-name="ce37"/>
          <table:covered-table-cell table:style-name="ce34"/>
        </table:table-row>
        <table:table-row table:style-name="ro1">
          <table:table-cell office:value-type="string" calcext:value-type="string">
            <text:p>promoters</text:p>
          </table:table-cell>
          <table:table-cell office:value-type="string" calcext:value-type="string">
            <text:p>fantom5</text:p>
          </table:table-cell>
          <table:table-cell office:value-type="string" calcext:value-type="string">
            <text:p>primary_cell</text:p>
          </table:table-cell>
          <table:table-cell office:value-type="float" office:value="653933.5" calcext:value-type="float">
            <text:p>653933.5</text:p>
          </table:table-cell>
          <table:table-cell office:value-type="float" office:value="5559239" calcext:value-type="float">
            <text:p>5559239</text:p>
          </table:table-cell>
          <table:table-cell office:value-type="float" office:value="0.11763004" calcext:value-type="float">
            <text:p>0.11763004</text:p>
          </table:table-cell>
          <table:table-cell office:value-type="float" office:value="669267" calcext:value-type="float" table:number-columns-spanned="1" table:number-rows-spanned="2">
            <text:p>669267</text:p>
          </table:table-cell>
          <table:table-cell table:formula="of:=[.G12]/[.E12]" office:value-type="float" office:value="0.12038824018899" calcext:value-type="float" table:number-columns-spanned="1" table:number-rows-spanned="2">
            <text:p>0.1203882402</text:p>
          </table:table-cell>
        </table:table-row>
        <table:table-row table:style-name="ro1">
          <table:table-cell office:value-type="string" calcext:value-type="string">
            <text:p>promoters</text:p>
          </table:table-cell>
          <table:table-cell office:value-type="string" calcext:value-type="string">
            <text:p>fantom5</text:p>
          </table:table-cell>
          <table:table-cell office:value-type="string" calcext:value-type="string">
            <text:p>tissue</text:p>
          </table:table-cell>
          <table:table-cell office:value-type="float" office:value="718161" calcext:value-type="float">
            <text:p>718161</text:p>
          </table:table-cell>
          <table:table-cell office:value-type="float" office:value="5559239" calcext:value-type="float">
            <text:p>5559239</text:p>
          </table:table-cell>
          <table:table-cell office:value-type="float" office:value="0.12918333" calcext:value-type="float">
            <text:p>0.12918333</text:p>
          </table:table-cell>
          <table:covered-table-cell table:style-name="ce4"/>
          <table:covered-table-cell table:style-name="Default"/>
        </table:table-row>
        <table:table-row table:style-name="ro1">
          <table:table-cell office:value-type="string" calcext:value-type="string">
            <text:p>promoters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primary_cell</text:p>
          </table:table-cell>
          <table:table-cell office:value-type="float" office:value="32051540" calcext:value-type="float">
            <text:p>32051540</text:p>
          </table:table-cell>
          <table:table-cell office:value-type="float" office:value="188688724" calcext:value-type="float">
            <text:p>188688724</text:p>
          </table:table-cell>
          <table:table-cell office:value-type="float" office:value="0.16986463" calcext:value-type="float">
            <text:p>0.16986463</text:p>
          </table:table-cell>
          <table:table-cell office:value-type="float" office:value="32728042" calcext:value-type="float" table:number-columns-spanned="1" table:number-rows-spanned="2">
            <text:p>32728042</text:p>
          </table:table-cell>
          <table:table-cell table:formula="of:=[.G14]/[.E14]" office:value-type="float" office:value="0.173449908962233" calcext:value-type="float" table:number-columns-spanned="1" table:number-rows-spanned="2">
            <text:p>0.173449909</text:p>
          </table:table-cell>
        </table:table-row>
        <table:table-row table:style-name="ro1">
          <table:table-cell office:value-type="string" calcext:value-type="string">
            <text:p>promoters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tissue</text:p>
          </table:table-cell>
          <table:table-cell office:value-type="float" office:value="34577624" calcext:value-type="float">
            <text:p>34577624</text:p>
          </table:table-cell>
          <table:table-cell office:value-type="float" office:value="188688724" calcext:value-type="float">
            <text:p>188688724</text:p>
          </table:table-cell>
          <table:table-cell office:value-type="float" office:value="0.1832522" calcext:value-type="float">
            <text:p>0.1832522</text:p>
          </table:table-cell>
          <table:covered-table-cell table:style-name="ce4"/>
          <table:covered-table-cell table:style-name="Default"/>
        </table:table-row>
      </table:table>
      <table:table table:name="suppl.table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Affected_gene</text:p>
          </table:table-cell>
          <table:table-cell office:value-type="string" calcext:value-type="string">
            <text:p>First_choice_tissue</text:p>
          </table:table-cell>
          <table:table-cell office:value-type="string" calcext:value-type="string">
            <text:p>Wide_choice_tissues</text:p>
          </table:table-cell>
          <table:table-cell office:value-type="string" calcext:value-type="string">
            <text:p>Distance_from_TSS</text:p>
          </table:table-cell>
        </table:table-row>
        <table:table-row table:style-name="ro1">
          <table:table-cell office:value-type="float" office:value="156061506" calcext:value-type="float">
            <text:p>156061506</text:p>
          </table:table-cell>
          <table:table-cell office:value-type="string" calcext:value-type="string">
            <text:p>SHH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brain;midbrain;astrocyte of the hippocampus;astrocyte of the cerebellum;astrocyte of the spinal cord;astrocyte</text:p>
          </table:table-cell>
          <table:table-cell office:value-type="float" office:value="456539" calcext:value-type="float">
            <text:p>456539</text:p>
          </table:table-cell>
        </table:table-row>
        <table:table-row table:style-name="ro1">
          <table:table-cell office:value-type="float" office:value="156061506" calcext:value-type="float">
            <text:p>156061506</text:p>
          </table:table-cell>
          <table:table-cell office:value-type="string" calcext:value-type="string">
            <text:p>LMBR1</text:p>
          </table:table-cell>
          <table:table-cell office:value-type="string" calcext:value-type="string">
            <text:p>osteoblast</text:p>
          </table:table-cell>
          <table:table-cell office:value-type="string" calcext:value-type="string">
            <text:p>osteoblast;stromal cell of bone marrow</text:p>
          </table:table-cell>
          <table:table-cell office:value-type="float" office:value="412079" calcext:value-type="float">
            <text:p>412079</text:p>
          </table:table-cell>
        </table:table-row>
        <table:table-row table:style-name="ro1">
          <table:table-cell office:value-type="float" office:value="31685945" calcext:value-type="float">
            <text:p>31685945</text:p>
          </table:table-cell>
          <table:table-cell office:value-type="string" calcext:value-type="string">
            <text:p>PAX6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eye;retina;retinal pigment epithelial cell</text:p>
          </table:table-cell>
          <table:table-cell office:value-type="float" office:value="120394" calcext:value-type="float">
            <text:p>120394</text:p>
          </table:table-cell>
        </table:table-row>
        <table:table-row table:style-name="ro1">
          <table:table-cell office:value-type="float" office:value="114704515" calcext:value-type="float">
            <text:p>114704515</text:p>
          </table:table-cell>
          <table:table-cell office:value-type="string" calcext:value-type="string">
            <text:p>TBX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eart;heart right ventricle;heart left ventricle</text:p>
          </table:table-cell>
          <table:table-cell office:value-type="float" office:value="87219" calcext:value-type="float">
            <text:p>87219</text:p>
          </table:table-cell>
        </table:table-row>
        <table:table-row table:style-name="ro1">
          <table:table-cell office:value-type="float" office:value="23508446" calcext:value-type="float">
            <text:p>23508446</text:p>
          </table:table-cell>
          <table:table-cell office:value-type="string" calcext:value-type="string">
            <text:p>PT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25265" calcext:value-type="float">
            <text:p>25265</text:p>
          </table:table-cell>
        </table:table-row>
        <table:table-row table:style-name="ro1">
          <table:table-cell office:value-type="float" office:value="23508437" calcext:value-type="float">
            <text:p>23508437</text:p>
          </table:table-cell>
          <table:table-cell office:value-type="string" calcext:value-type="string">
            <text:p>PT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25256" calcext:value-type="float">
            <text:p>25256</text:p>
          </table:table-cell>
        </table:table-row>
        <table:table-row table:style-name="ro1">
          <table:table-cell office:value-type="float" office:value="105251968" calcext:value-type="float">
            <text:p>105251968</text:p>
          </table:table-cell>
          <table:table-cell office:value-type="string" calcext:value-type="string">
            <text:p>SERPINA7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liver;right lobe of liver;hepatocyte;hepatic stellate cell</text:p>
          </table:table-cell>
          <table:table-cell office:value-type="float" office:value="25221" calcext:value-type="float">
            <text:p>25221</text:p>
          </table:table-cell>
        </table:table-row>
        <table:table-row table:style-name="ro1">
          <table:table-cell office:value-type="float" office:value="23508365" calcext:value-type="float">
            <text:p>23508365</text:p>
          </table:table-cell>
          <table:table-cell office:value-type="string" calcext:value-type="string">
            <text:p>PT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25184" calcext:value-type="float">
            <text:p>25184</text:p>
          </table:table-cell>
        </table:table-row>
        <table:table-row table:style-name="ro1">
          <table:table-cell office:value-type="float" office:value="23508363" calcext:value-type="float">
            <text:p>23508363</text:p>
          </table:table-cell>
          <table:table-cell office:value-type="string" calcext:value-type="string">
            <text:p>PT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25182" calcext:value-type="float">
            <text:p>25182</text:p>
          </table:table-cell>
        </table:table-row>
        <table:table-row table:style-name="ro1">
          <table:table-cell office:value-type="float" office:value="23508305" calcext:value-type="float">
            <text:p>23508305</text:p>
          </table:table-cell>
          <table:table-cell office:value-type="string" calcext:value-type="string">
            <text:p>PT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25124" calcext:value-type="float">
            <text:p>25124</text:p>
          </table:table-cell>
        </table:table-row>
        <table:table-row table:style-name="ro1">
          <table:table-cell office:value-type="float" office:value="11331747" calcext:value-type="float">
            <text:p>11331747</text:p>
          </table:table-cell>
          <table:table-cell office:value-type="string" calcext:value-type="string">
            <text:p>BLK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19773" calcext:value-type="float">
            <text:p>19773</text:p>
          </table:table-cell>
        </table:table-row>
        <table:table-row table:style-name="ro1">
          <table:table-cell office:value-type="float" office:value="209709" calcext:value-type="float">
            <text:p>209709</text:p>
          </table:table-cell>
          <table:table-cell office:value-type="string" calcext:value-type="string">
            <text:p>HBA2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13136" calcext:value-type="float">
            <text:p>13136</text:p>
          </table:table-cell>
        </table:table-row>
        <table:table-row table:style-name="ro1">
          <table:table-cell office:value-type="float" office:value="209989478" calcext:value-type="float">
            <text:p>209989478</text:p>
          </table:table-cell>
          <table:table-cell office:value-type="string" calcext:value-type="string">
            <text:p>IRF6</text:p>
          </table:table-cell>
          <table:table-cell office:value-type="string" calcext:value-type="string">
            <text:p>kidney epithelial cell</text:p>
          </table:table-cell>
          <table:table-cell office:value-type="string" calcext:value-type="string">
            <text:p>kidney;kidney epithelial cell;epithelial cell of proximal tubule;kidney capillary endothelial cell;left kidney;right kidney;kidney tubule cell;renal pelvis;left renal pelvis;right renal pelvis;renal cortical epithelial cell;renal cortex interstitium;left renal cortex interstitium;right renal cortex interstitium; glomerular endothelial cell</text:p>
          </table:table-cell>
          <table:table-cell office:value-type="float" office:value="9958" calcext:value-type="float">
            <text:p>9958</text:p>
          </table:table-cell>
        </table:table-row>
        <table:table-row table:style-name="ro1">
          <table:table-cell office:value-type="float" office:value="42078968" calcext:value-type="float">
            <text:p>42078968</text:p>
          </table:table-cell>
          <table:table-cell office:value-type="string" calcext:value-type="string">
            <text:p>NAGS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liver;right lobe of liver;hepatocyte;hepatic stellate cell;small intestine;intestinal epithelial cell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45449218" calcext:value-type="float">
            <text:p>45449218</text:p>
          </table:table-cell>
          <table:table-cell office:value-type="string" calcext:value-type="string">
            <text:p>APOC2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liver;right lobe of liver;hepatocyte;hepatic stellate cell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117119337" calcext:value-type="float">
            <text:p>117119337</text:p>
          </table:table-cell>
          <table:table-cell office:value-type="string" calcext:value-type="string">
            <text:p>CFTR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39137810" calcext:value-type="float">
            <text:p>39137810</text:p>
          </table:table-cell>
          <table:table-cell office:value-type="string" calcext:value-type="string">
            <text:p>ACTN4</text:p>
          </table:table-cell>
          <table:table-cell office:value-type="string" calcext:value-type="string">
            <text:p>glomerular endothelial cell</text:p>
          </table:table-cell>
          <table:table-cell office:value-type="string" calcext:value-type="string">
            <text:p>kidney;kidney epithelial cell;epithelial cell of proximal tubule;kidney capillary endothelial cell;left kidney;right kidney;kidney tubule cell;renal pelvis;left renal pelvis;right renal pelvis;renal cortical epithelial cell;renal cortex interstitium;left renal cortex interstitium;right renal cortex interstitium; glomerular endothelial cell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53237261" calcext:value-type="float">
            <text:p>153237261</text:p>
          </table:table-cell>
          <table:table-cell office:value-type="string" calcext:value-type="string">
            <text:p>HCFC1</text:p>
          </table:table-cell>
          <table:table-cell office:value-type="string" calcext:value-type="string">
            <text:p>astrocyte</text:p>
          </table:table-cell>
          <table:table-cell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9468350" calcext:value-type="float">
            <text:p>49468350</text:p>
          </table:table-cell>
          <table:table-cell office:value-type="string" calcext:value-type="string">
            <text:p>FT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;peripheral blood mononuclear cell;erythroblast;granulocyte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271283" calcext:value-type="float">
            <text:p>5271283</text:p>
          </table:table-cell>
          <table:table-cell office:value-type="string" calcext:value-type="string">
            <text:p>HBG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;peripheral blood mononuclear cell;erythroblast;granulocyte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8632780" calcext:value-type="float">
            <text:p>48632780</text:p>
          </table:table-cell>
          <table:table-cell office:value-type="string" calcext:value-type="string">
            <text:p>COL7A1</text:p>
          </table:table-cell>
          <table:table-cell office:value-type="string" calcext:value-type="string">
            <text:p>foreskin fibroblast</text:p>
          </table:table-cell>
          <table:table-cell office:value-type="string" calcext:value-type="string">
            <text:p>foreskin keratinocyte;foreskin fibroblast;fibroblast of skin of abdomen;foreskin melanocyte;fibroblast of skin of left biceps;fibroblast of skin of left quadriceps;fibroblast of skin of right quadriceps;fibroblast of skin of scalp;fibroblast of skin of right biceps;fibroblast of skin of upper back;lower leg skin;fibroblast of skin of back;skin fibroblast embryonic;skin fibroblast;fibroblast of skin of abdomen embryonic;skin of body embryonic;skin of body;suprapubic skin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2984264" calcext:value-type="float">
            <text:p>42984264</text:p>
          </table:table-cell>
          <table:table-cell office:value-type="string" calcext:value-type="string">
            <text:p>HNF4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21416289" calcext:value-type="float">
            <text:p>121416289</text:p>
          </table:table-cell>
          <table:table-cell office:value-type="string" calcext:value-type="string">
            <text:p>HN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2984276" calcext:value-type="float">
            <text:p>42984276</text:p>
          </table:table-cell>
          <table:table-cell office:value-type="string" calcext:value-type="string">
            <text:p>HNF4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8211584" calcext:value-type="float">
            <text:p>38211584</text:p>
          </table:table-cell>
          <table:table-cell office:value-type="string" calcext:value-type="string">
            <text:p>OTC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liver;right lobe of liver;hepatocyte;hepatic stellate cell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7250359" calcext:value-type="float">
            <text:p>67250359</text:p>
          </table:table-cell>
          <table:table-cell office:value-type="string" calcext:value-type="string">
            <text:p>AIP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brain;midbrain;cerebellar cortex;cerebellum;astrocyte of the hippocampus;astrocyte of the cerebellum;astrocyte of the spinal cord;astrocyte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2984299" calcext:value-type="float">
            <text:p>42984299</text:p>
          </table:table-cell>
          <table:table-cell office:value-type="string" calcext:value-type="string">
            <text:p>HNF4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4198194" calcext:value-type="float">
            <text:p>104198194</text:p>
          </table:table-cell>
          <table:table-cell office:value-type="string" calcext:value-type="string">
            <text:p>ALDOB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liver;right lobe of liver;hepatocyte;hepatic stellate cell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2984309" calcext:value-type="float">
            <text:p>42984309</text:p>
          </table:table-cell>
          <table:table-cell office:value-type="string" calcext:value-type="string">
            <text:p>HNF4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5057617" calcext:value-type="float">
            <text:p>55057617</text:p>
          </table:table-cell>
          <table:table-cell office:value-type="string" calcext:value-type="string">
            <text:p>ALAS2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71204" calcext:value-type="float">
            <text:p>5271204</text:p>
          </table:table-cell>
          <table:table-cell office:value-type="string" calcext:value-type="string">
            <text:p>HBG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;peripheral blood mononuclear cell;erythroblast;granulocyt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271201" calcext:value-type="float">
            <text:p>5271201</text:p>
          </table:table-cell>
          <table:table-cell office:value-type="string" calcext:value-type="string">
            <text:p>HBG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;peripheral blood mononuclear cell;erythroblast;granulocyt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82543" calcext:value-type="float">
            <text:p>2182543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46993366" calcext:value-type="float">
            <text:p>146993366</text:p>
          </table:table-cell>
          <table:table-cell office:value-type="string" calcext:value-type="string">
            <text:p>FMR1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5730217" calcext:value-type="float">
            <text:p>135730217</text:p>
          </table:table-cell>
          <table:table-cell office:value-type="string" calcext:value-type="string">
            <text:p>CD40LG</text:p>
          </table:table-cell>
          <table:table-cell office:value-type="string" calcext:value-type="string">
            <text:p>naive thymus-derived CD4-positive, alpha-beta T cell</text:p>
          </table:table-cell>
          <table:table-cell office:value-type="string" calcext:value-type="string">
            <text:p>CD4-positive, alpha-beta T cell;naive thymus-derived CD4-positive, alpha-beta T cell;CD4-positive helper T cell;CD4-positive, CD25-positive, alpha-beta regulatory T cell;CD4-positive, alpha-beta memory T cell</text:p>
          </table:table-cell>
          <table:table-cell office:value-type="float" office:value="118" calcext:value-type="float">
            <text:p>118</text:p>
          </table:table-cell>
        </table:table-row>
      </table:table>
      <table:table table:name="suppl.table3" table:style-name="ta1"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34"/>
        <table:table-column table:style-name="co22" table:number-columns-repeated="2" table:default-cell-style-name="ce34"/>
        <table:table-column table:style-name="co23" table:default-cell-style-name="ce34"/>
        <table:table-column table:style-name="co24" table:default-cell-style-name="ce34"/>
        <table:table-column table:style-name="co25" table:default-cell-style-name="ce34"/>
        <table:table-column table:style-name="co26" table:default-cell-style-name="ce34"/>
        <table:table-column table:style-name="co27" table:default-cell-style-name="ce34"/>
        <table:table-column table:style-name="co22" table:default-cell-style-name="ce34"/>
        <table:table-column table:style-name="co28" table:default-cell-style-name="ce34"/>
        <table:table-column table:style-name="co29" table:default-cell-style-name="ce34"/>
        <table:table-column table:style-name="co30" table:default-cell-style-name="ce34"/>
        <table:table-column table:style-name="co31" table:default-cell-style-name="ce34"/>
        <table:table-column table:style-name="co22" table:default-cell-style-name="ce34"/>
        <table:table-column table:style-name="co32" table:default-cell-style-name="ce34"/>
        <table:table-column table:style-name="co12" table:number-columns-repeated="1006" table:default-cell-style-name="ce34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tissues</text:p>
          </table:table-cell>
          <table:table-cell office:value-type="string" calcext:value-type="string">
            <text:p>num_features</text:p>
          </table:table-cell>
          <table:table-cell office:value-type="string" calcext:value-type="string">
            <text:p>features_size</text:p>
          </table:table-cell>
          <table:table-cell office:value-type="string" calcext:value-type="string">
            <text:p>regulator_overlapping</text:p>
          </table:table-cell>
          <table:table-cell office:value-type="string" calcext:value-type="string">
            <text:p>regulator_closest</text:p>
          </table:table-cell>
          <table:table-cell office:value-type="string" calcext:value-type="string">
            <text:p>regulator_closest_distance</text:p>
          </table:table-cell>
          <table:table-cell office:value-type="string" calcext:value-type="string">
            <text:p>tissues_WIDE</text:p>
          </table:table-cell>
          <table:table-cell office:value-type="string" calcext:value-type="string">
            <text:p>num_features_WIDE</text:p>
          </table:table-cell>
          <table:table-cell office:value-type="string" calcext:value-type="string">
            <text:p>features_size_WIDE</text:p>
          </table:table-cell>
          <table:table-cell office:value-type="string" calcext:value-type="string">
            <text:p>regulator_overlapping_WIDE</text:p>
          </table:table-cell>
          <table:table-cell office:value-type="string" calcext:value-type="string">
            <text:p>regulator_closest_WIDE</text:p>
          </table:table-cell>
          <table:table-cell office:value-type="string" calcext:value-type="string">
            <text:p>regulator_closest_distance_WIDE</text:p>
          </table:table-cell>
          <table:table-cell office:value-type="string" calcext:value-type="string">
            <text:p>num_features_ALL</text:p>
          </table:table-cell>
          <table:table-cell office:value-type="string" calcext:value-type="string">
            <text:p>features_size_ALL</text:p>
          </table:table-cell>
          <table:table-cell office:value-type="string" calcext:value-type="string">
            <text:p>regulator_overlapping_ALL</text:p>
          </table:table-cell>
          <table:table-cell office:value-type="string" calcext:value-type="string">
            <text:p>regulator_closest_ALL</text:p>
          </table:table-cell>
          <table:table-cell office:value-type="string" calcext:value-type="string">
            <text:p>regulator_closest_distance_AL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CTN4</text:p>
          </table:table-cell>
          <table:table-cell office:value-type="string" calcext:value-type="string">
            <text:p>glomerular endothelial cell (CHR_E, CHR_S, PR_F)</text:p>
          </table:table-cell>
          <table:table-cell office:value-type="float" office:value="69" calcext:value-type="float">
            <text:p>69</text:p>
          </table:table-cell>
          <table:table-cell office:value-type="float" office:value="39158" calcext:value-type="float">
            <text:p>3915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9:39137874-3913853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pithelial cell of proximal tubule (CHR_E, ENH_E, PR_F, PR_S);kidney tubule cell (CHR_E);right renal pelvis (CHR_E, CHR_S);left renal pelvis (CHR_E, CHR_S);renal cortical epithelial cell (CHR_E, CHR_S, PR_F);right kidney (CHR_E, CHR_S);kidney capillary endothelial cell (CHR_E);left renal cortex interstitium (CHR_E, CHR_S);renal pelvis (CHR_E, CHR_S);kidney (CHR_E, CHR_S, ENH_F, PR_F, PR_S);left kidney (CHR_E, CHR_S);kidney epithelial cell (CHR_E, ENH_E, ENH_F, PR_F, PR_S);renal cortex interstitium (CHR_E, CHR_S);right renal cortex interstitium (CHR_E, CHR_S)</text:p>
          </table:table-cell>
          <table:table-cell office:value-type="float" office:value="487" calcext:value-type="float">
            <text:p>487</text:p>
          </table:table-cell>
          <table:table-cell office:value-type="float" office:value="211662" calcext:value-type="float">
            <text:p>21166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9:39137874-39138532</text:p>
          </table:table-cell>
          <table:table-cell office:value-type="float" office:value="65" calcext:value-type="float">
            <text:p>65</text:p>
          </table:table-cell>
          <table:table-cell office:value-type="float" office:value="1040" calcext:value-type="float">
            <text:p>1040</text:p>
          </table:table-cell>
          <table:table-cell office:value-type="float" office:value="697452" calcext:value-type="float">
            <text:p>697452</text:p>
          </table:table-cell>
          <table:table-cell table:number-columns-repeated="2" office:value-type="string" calcext:value-type="string">
            <text:p>chr19:39137503-39151112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IP</text:p>
          </table:table-cell>
          <table:table-cell office:value-type="string" calcext:value-type="string">
            <text:p>brain (CHR_E, CHR_S, ENH_F, PR_F, PR_S)</text:p>
          </table:table-cell>
          <table:table-cell office:value-type="float" office:value="227" calcext:value-type="float">
            <text:p>227</text:p>
          </table:table-cell>
          <table:table-cell office:value-type="float" office:value="79443" calcext:value-type="float">
            <text:p>79443</text:p>
          </table:table-cell>
          <table:table-cell table:number-columns-repeated="2" office:value-type="string" calcext:value-type="string">
            <text:p>chr11:67250103-67251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trocyte of the hippocampus (CHR_E);cerebellar cortex (CHR_E, CHR_S);cerebellum (CHR_E, PR_F);astrocyte (CHR_E, CHR_S, ENH_E, ENH_F, ENH_S, PR_F, PR_S);brain (CHR_E, CHR_S, ENH_F, PR_F, PR_S);astrocyte of the spinal cord (CHR_E, ENH_E, PR_S);astrocyte of the cerebellum (CHR_E, PR_F, PR_S);midbrain (CHR_S)</text:p>
          </table:table-cell>
          <table:table-cell office:value-type="float" office:value="619" calcext:value-type="float">
            <text:p>619</text:p>
          </table:table-cell>
          <table:table-cell office:value-type="float" office:value="193043" calcext:value-type="float">
            <text:p>193043</text:p>
          </table:table-cell>
          <table:table-cell table:number-columns-repeated="2" office:value-type="string" calcext:value-type="string">
            <text:p>chr11:67250103-67251115</text:p>
          </table:table-cell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float" office:value="629415" calcext:value-type="float">
            <text:p>629415</text:p>
          </table:table-cell>
          <table:table-cell table:number-columns-repeated="2" office:value-type="string" calcext:value-type="string">
            <text:p>chr11:67249821-67253212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AS2</text:p>
          </table:table-cell>
          <table:table-cell office:value-type="string" calcext:value-type="string">
            <text:p>erythroblast (ENH_E)</text:p>
          </table:table-cell>
          <table:table-cell office:value-type="float" office:value="11" calcext:value-type="float">
            <text:p>11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X:55054339-55054930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erythroblast (ENH_E);stromal cell of bone marrow (CHR_E, CHR_S)</text:p>
          </table:table-cell>
          <table:table-cell office:value-type="float" office:value="38" calcext:value-type="float">
            <text:p>38</text:p>
          </table:table-cell>
          <table:table-cell office:value-type="float" office:value="17665" calcext:value-type="float">
            <text:p>1766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X:55054339-55054930</text:p>
          </table:table-cell>
          <table:table-cell office:value-type="float" office:value="2687" calcext:value-type="float">
            <text:p>2687</text:p>
          </table:table-cell>
          <table:table-cell office:value-type="float" office:value="1358" calcext:value-type="float">
            <text:p>1358</text:p>
          </table:table-cell>
          <table:table-cell office:value-type="float" office:value="499308" calcext:value-type="float">
            <text:p>49930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X:55057235-55057590</text:p>
          </table:table-cell>
          <table:table-cell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DOB</text:p>
          </table:table-cell>
          <table:table-cell office:value-type="string" calcext:value-type="string">
            <text:p>liver (CHR_E, ENH_E, ENH_F, ENH_S, PR_F, PR_S)</text:p>
          </table:table-cell>
          <table:table-cell office:value-type="float" office:value="125" calcext:value-type="float">
            <text:p>125</text:p>
          </table:table-cell>
          <table:table-cell office:value-type="float" office:value="86675" calcext:value-type="float">
            <text:p>86675</text:p>
          </table:table-cell>
          <table:table-cell table:number-columns-repeated="2" office:value-type="string" calcext:value-type="string">
            <text:p>chr9:104197797-104198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ver (CHR_E, ENH_E, ENH_F, ENH_S, PR_F, PR_S);hepatocyte (CHR_E, ENH_F, PR_F);hepatic stellate cell (ENH_F, PR_F);right lobe of liver (CHR_E, CHR_S, ENH_E, ENH_S, PR_S)</text:p>
          </table:table-cell>
          <table:table-cell office:value-type="float" office:value="137" calcext:value-type="float">
            <text:p>137</text:p>
          </table:table-cell>
          <table:table-cell office:value-type="float" office:value="93084" calcext:value-type="float">
            <text:p>93084</text:p>
          </table:table-cell>
          <table:table-cell table:number-columns-repeated="2" office:value-type="string" calcext:value-type="string">
            <text:p>chr9:104197778-104198580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float" office:value="421705" calcext:value-type="float">
            <text:p>421705</text:p>
          </table:table-cell>
          <table:table-cell table:number-columns-repeated="2" office:value-type="string" calcext:value-type="string">
            <text:p>chr9:104196495-10419858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POC2</text:p>
          </table:table-cell>
          <table:table-cell office:value-type="string" calcext:value-type="string">
            <text:p>liver (CHR_E, ENH_E, ENH_F, ENH_S, PR_F, PR_S)</text:p>
          </table:table-cell>
          <table:table-cell office:value-type="float" office:value="278" calcext:value-type="float">
            <text:p>278</text:p>
          </table:table-cell>
          <table:table-cell office:value-type="float" office:value="156720" calcext:value-type="float">
            <text:p>156720</text:p>
          </table:table-cell>
          <table:table-cell table:number-columns-repeated="2" office:value-type="string" calcext:value-type="string">
            <text:p>chr19:45448900-45449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ht lobe of liver (CHR_E, CHR_S, ENH_E, ENH_S, PR_S);hepatic stellate cell (ENH_F, PR_F);hepatocyte (CHR_E, ENH_F, PR_F);liver (CHR_E, ENH_E, ENH_F, ENH_S, PR_F, PR_S)</text:p>
          </table:table-cell>
          <table:table-cell office:value-type="float" office:value="435" calcext:value-type="float">
            <text:p>435</text:p>
          </table:table-cell>
          <table:table-cell office:value-type="float" office:value="193197" calcext:value-type="float">
            <text:p>193197</text:p>
          </table:table-cell>
          <table:table-cell table:number-columns-repeated="2" office:value-type="string" calcext:value-type="string">
            <text:p>chr19:45448827-45449685</text:p>
          </table:table-cell>
          <table:table-cell office:value-type="float" office:value="0" calcext:value-type="float">
            <text:p>0</text:p>
          </table:table-cell>
          <table:table-cell office:value-type="float" office:value="1076" calcext:value-type="float">
            <text:p>1076</text:p>
          </table:table-cell>
          <table:table-cell office:value-type="float" office:value="676547" calcext:value-type="float">
            <text:p>676547</text:p>
          </table:table-cell>
          <table:table-cell table:number-columns-repeated="2" office:value-type="string" calcext:value-type="string">
            <text:p>chr19:45447849-4544977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LK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145" calcext:value-type="float">
            <text:p>145</text:p>
          </table:table-cell>
          <table:table-cell office:value-type="float" office:value="59068" calcext:value-type="float">
            <text:p>59068</text:p>
          </table:table-cell>
          <table:table-cell table:number-columns-repeated="2" office:value-type="string" calcext:value-type="string">
            <text:p>chr8:11331735-1133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ocrine pancreas (ENH_S, PR_S);pancreas (CHR_E, CHR_S, ENH_F, ENH_S, PR_F, PR_S);body of pancreas (CHR_E, CHR_S, ENH_E, ENH_S, PR_S)</text:p>
          </table:table-cell>
          <table:table-cell office:value-type="float" office:value="796" calcext:value-type="float">
            <text:p>796</text:p>
          </table:table-cell>
          <table:table-cell office:value-type="float" office:value="207503" calcext:value-type="float">
            <text:p>207503</text:p>
          </table:table-cell>
          <table:table-cell table:number-columns-repeated="2" office:value-type="string" calcext:value-type="string">
            <text:p>chr8:11331324-11332406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float" office:value="743881" calcext:value-type="float">
            <text:p>743881</text:p>
          </table:table-cell>
          <table:table-cell table:number-columns-repeated="2" office:value-type="string" calcext:value-type="string">
            <text:p>chr8:11329995-11335497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D40LG</text:p>
          </table:table-cell>
          <table:table-cell office:value-type="string" calcext:value-type="string">
            <text:p>naive thymus-derived CD4-positive, alpha-beta T cell (CHR_E, CHR_S, PR_F)</text:p>
          </table:table-cell>
          <table:table-cell office:value-type="float" office:value="100" calcext:value-type="float">
            <text:p>100</text:p>
          </table:table-cell>
          <table:table-cell office:value-type="float" office:value="33124" calcext:value-type="float">
            <text:p>33124</text:p>
          </table:table-cell>
          <table:table-cell table:number-columns-repeated="2" office:value-type="string" calcext:value-type="string">
            <text:p>chrX:135730165-135730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ive thymus-derived CD4-positive, alpha-beta T cell (CHR_E, CHR_S, PR_F);CD4-positive, alpha-beta T cell (CHR_E, PR_F);CD4-positive, alpha-beta memory T cell (ENH_S, PR_S);CD4-positive helper T cell (CHR_S, ENH_S, PR_S);CD4-positive, CD25-positive, alpha-beta regulatory T cell (ENH_S, PR_S)</text:p>
          </table:table-cell>
          <table:table-cell office:value-type="float" office:value="214" calcext:value-type="float">
            <text:p>214</text:p>
          </table:table-cell>
          <table:table-cell office:value-type="float" office:value="80833" calcext:value-type="float">
            <text:p>80833</text:p>
          </table:table-cell>
          <table:table-cell table:number-columns-repeated="2" office:value-type="string" calcext:value-type="string">
            <text:p>chrX:135730165-135730424</text:p>
          </table:table-cell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 office:value-type="float" office:value="533773" calcext:value-type="float">
            <text:p>533773</text:p>
          </table:table-cell>
          <table:table-cell table:number-columns-repeated="2" office:value-type="string" calcext:value-type="string">
            <text:p>chrX:135729962-135730864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FTR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149" calcext:value-type="float">
            <text:p>149</text:p>
          </table:table-cell>
          <table:table-cell office:value-type="float" office:value="37934" calcext:value-type="float">
            <text:p>37934</text:p>
          </table:table-cell>
          <table:table-cell table:number-columns-repeated="2" office:value-type="string" calcext:value-type="string">
            <text:p>chr7:117118531-117120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ocrine pancreas (ENH_S, PR_S);pancreas (CHR_E, CHR_S, ENH_F, ENH_S, PR_F, PR_S);body of pancreas (CHR_E, CHR_S, ENH_E, ENH_S, PR_S)</text:p>
          </table:table-cell>
          <table:table-cell office:value-type="float" office:value="365" calcext:value-type="float">
            <text:p>365</text:p>
          </table:table-cell>
          <table:table-cell office:value-type="float" office:value="90722" calcext:value-type="float">
            <text:p>90722</text:p>
          </table:table-cell>
          <table:table-cell table:number-columns-repeated="2" office:value-type="string" calcext:value-type="string">
            <text:p>chr7:117118142-117120609</text:p>
          </table:table-cell>
          <table:table-cell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 office:value-type="float" office:value="542587" calcext:value-type="float">
            <text:p>542587</text:p>
          </table:table-cell>
          <table:table-cell table:number-columns-repeated="2" office:value-type="string" calcext:value-type="string">
            <text:p>chr7:117117934-117120646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L7A1</text:p>
          </table:table-cell>
          <table:table-cell office:value-type="string" calcext:value-type="string">
            <text:p>foreskin fibroblast (CHR_E, CHR_S, ENH_E, ENH_S, PR_S)</text:p>
          </table:table-cell>
          <table:table-cell office:value-type="float" office:value="295" calcext:value-type="float">
            <text:p>295</text:p>
          </table:table-cell>
          <table:table-cell office:value-type="float" office:value="63421" calcext:value-type="float">
            <text:p>63421</text:p>
          </table:table-cell>
          <table:table-cell table:number-columns-repeated="2" office:value-type="string" calcext:value-type="string">
            <text:p>chr3:48632646-48632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n fibroblast embryonic (CHR_S);foreskin keratinocyte (CHR_E, CHR_S, ENH_E, ENH_S, PR_S);lower leg skin (CHR_E, ENH_E);fibroblast of skin of upper back (CHR_E);foreskin fibroblast (CHR_E, CHR_S, ENH_E, ENH_S, PR_S);fibroblast of skin of scalp (CHR_E);fibroblast of skin of right biceps (CHR_E);skin of body (CHR_S, ENH_F, PR_F);fibroblast of skin of left quadriceps (CHR_E);fibroblast of skin of left biceps (CHR_E);fibroblast of skin of right quadriceps (CHR_E);skin fibroblast (CHR_S, ENH_F, PR_F);foreskin melanocyte (CHR_E, CHR_S, ENH_S, PR_S);fibroblast of skin of back (CHR_E);fibroblast of skin of abdomen (CHR_E, CHR_S, PR_S);skin of body embryonic (CHR_S);suprapubic skin (ENH_E);fibroblast of skin of abdomen embryonic (CHR_S)</text:p>
          </table:table-cell>
          <table:table-cell office:value-type="float" office:value="422" calcext:value-type="float">
            <text:p>422</text:p>
          </table:table-cell>
          <table:table-cell office:value-type="float" office:value="147550" calcext:value-type="float">
            <text:p>147550</text:p>
          </table:table-cell>
          <table:table-cell table:number-columns-repeated="2" office:value-type="string" calcext:value-type="string">
            <text:p>chr3:48632646-48633622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float" office:value="658373" calcext:value-type="float">
            <text:p>658373</text:p>
          </table:table-cell>
          <table:table-cell table:number-columns-repeated="2" office:value-type="string" calcext:value-type="string">
            <text:p>chr3:48631523-4863951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MR1</text:p>
          </table:table-cell>
          <table:table-cell office:value-type="string" calcext:value-type="string">
            <text:p>neuron (ENH_F, PR_F)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X:146993428-14699344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strocyte of the hippocampus (CHR_E);neuronal stem cell (ENH_F, PR_F);neuron (ENH_F, PR_F);brain (CHR_E, CHR_S, ENH_F, PR_F, PR_S);astrocyte (CHR_E, CHR_S, ENH_E, ENH_F, ENH_S, PR_F, PR_S);astrocyte of the spinal cord (CHR_E, ENH_E, PR_S);astrocyte of the cerebellum (CHR_E, PR_F, PR_S);neurosphere (PR_S);midbrain (CHR_S)</text:p>
          </table:table-cell>
          <table:table-cell office:value-type="float" office:value="1030" calcext:value-type="float">
            <text:p>1030</text:p>
          </table:table-cell>
          <table:table-cell office:value-type="float" office:value="214125" calcext:value-type="float">
            <text:p>214125</text:p>
          </table:table-cell>
          <table:table-cell table:number-columns-repeated="2" office:value-type="string" calcext:value-type="string">
            <text:p>chrX:146993140-146993563</text:p>
          </table:table-cell>
          <table:table-cell office:value-type="float" office:value="0" calcext:value-type="float">
            <text:p>0</text:p>
          </table:table-cell>
          <table:table-cell office:value-type="float" office:value="1706" calcext:value-type="float">
            <text:p>1706</text:p>
          </table:table-cell>
          <table:table-cell office:value-type="float" office:value="490054" calcext:value-type="float">
            <text:p>490054</text:p>
          </table:table-cell>
          <table:table-cell table:number-columns-repeated="2" office:value-type="string" calcext:value-type="string">
            <text:p>chrX:146991935-146996054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TL</text:p>
          </table:table-cell>
          <table:table-cell office:value-type="string" calcext:value-type="string">
            <text:p>blood (ENH_F, PR_F)</text:p>
          </table:table-cell>
          <table:table-cell office:value-type="float" office:value="8" calcext:value-type="float">
            <text:p>8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9:49468563-4946856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lood (ENH_F, PR_F);erythroblast (ENH_E);peripheral blood mononuclear cell (ENH_S, PR_S);granulocyte (ENH_F, PR_F)</text:p>
          </table:table-cell>
          <table:table-cell office:value-type="float" office:value="65" calcext:value-type="float">
            <text:p>65</text:p>
          </table:table-cell>
          <table:table-cell office:value-type="float" office:value="31864" calcext:value-type="float">
            <text:p>31864</text:p>
          </table:table-cell>
          <table:table-cell table:number-columns-repeated="2" office:value-type="string" calcext:value-type="string">
            <text:p>chr19:49467797-49468821</text:p>
          </table:table-cell>
          <table:table-cell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 office:value-type="float" office:value="676500" calcext:value-type="float">
            <text:p>676500</text:p>
          </table:table-cell>
          <table:table-cell table:number-columns-repeated="2" office:value-type="string" calcext:value-type="string">
            <text:p>chr19:49463885-4947486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BA2</text:p>
          </table:table-cell>
          <table:table-cell office:value-type="string" calcext:value-type="string">
            <text:p>erythroblast (ENH_E)</text:p>
          </table:table-cell>
          <table:table-cell office:value-type="float" office:value="29" calcext:value-type="float">
            <text:p>29</text:p>
          </table:table-cell>
          <table:table-cell office:value-type="float" office:value="19285" calcext:value-type="float">
            <text:p>1928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6:215748-216452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erythroblast (ENH_E);stromal cell of bone marrow (CHR_E, CHR_S)</text:p>
          </table:table-cell>
          <table:table-cell office:value-type="float" office:value="90" calcext:value-type="float">
            <text:p>90</text:p>
          </table:table-cell>
          <table:table-cell office:value-type="float" office:value="51113" calcext:value-type="float">
            <text:p>5111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6:215748-216452</text:p>
          </table:table-cell>
          <table:table-cell office:value-type="float" office:value="6040" calcext:value-type="float">
            <text:p>6040</text:p>
          </table:table-cell>
          <table:table-cell office:value-type="float" office:value="646" calcext:value-type="float">
            <text:p>646</text:p>
          </table:table-cell>
          <table:table-cell office:value-type="float" office:value="487297" calcext:value-type="float">
            <text:p>487297</text:p>
          </table:table-cell>
          <table:table-cell table:number-columns-repeated="2" office:value-type="string" calcext:value-type="string">
            <text:p>chr16:209142-210247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BG1</text:p>
          </table:table-cell>
          <table:table-cell office:value-type="string" calcext:value-type="string">
            <text:p>blood (ENH_F, PR_F)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1:5297176-5297283</text:p>
          </table:table-cell>
          <table:table-cell office:value-type="float" office:value="25894" calcext:value-type="float">
            <text:p>25894</text:p>
          </table:table-cell>
          <table:table-cell office:value-type="string" calcext:value-type="string">
            <text:p>blood (ENH_F, PR_F);erythroblast (ENH_E);peripheral blood mononuclear cell (ENH_S, PR_S);granulocyte (ENH_F, PR_F)</text:p>
          </table:table-cell>
          <table:table-cell office:value-type="float" office:value="33" calcext:value-type="float">
            <text:p>33</text:p>
          </table:table-cell>
          <table:table-cell office:value-type="float" office:value="21084" calcext:value-type="float">
            <text:p>2108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1:5268273-5269072</text:p>
          </table:table-cell>
          <table:table-cell office:value-type="float" office:value="2211" calcext:value-type="float">
            <text:p>2211</text:p>
          </table:table-cell>
          <table:table-cell office:value-type="float" office:value="1258" calcext:value-type="float">
            <text:p>1258</text:p>
          </table:table-cell>
          <table:table-cell office:value-type="float" office:value="370674" calcext:value-type="float">
            <text:p>37067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1:5271374-5272287</text:p>
          </table:table-cell>
          <table:table-cell office:value-type="float" office:value="92" calcext:value-type="float">
            <text:p>9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BG1</text:p>
          </table:table-cell>
          <table:table-cell office:value-type="string" calcext:value-type="string">
            <text:p>blood (ENH_F, PR_F)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1:5297176-5297283</text:p>
          </table:table-cell>
          <table:table-cell office:value-type="float" office:value="25973" calcext:value-type="float">
            <text:p>25973</text:p>
          </table:table-cell>
          <table:table-cell office:value-type="string" calcext:value-type="string">
            <text:p>blood (ENH_F, PR_F);erythroblast (ENH_E);peripheral blood mononuclear cell (ENH_S, PR_S);granulocyte (ENH_F, PR_F)</text:p>
          </table:table-cell>
          <table:table-cell office:value-type="float" office:value="33" calcext:value-type="float">
            <text:p>33</text:p>
          </table:table-cell>
          <table:table-cell office:value-type="float" office:value="21084" calcext:value-type="float">
            <text:p>2108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1:5268273-5269072</text:p>
          </table:table-cell>
          <table:table-cell office:value-type="float" office:value="2132" calcext:value-type="float">
            <text:p>2132</text:p>
          </table:table-cell>
          <table:table-cell office:value-type="float" office:value="1258" calcext:value-type="float">
            <text:p>1258</text:p>
          </table:table-cell>
          <table:table-cell office:value-type="float" office:value="370674" calcext:value-type="float">
            <text:p>37067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1:5270623-5271096</text:p>
          </table:table-cell>
          <table:table-cell office:value-type="float" office:value="108" calcext:value-type="float">
            <text:p>10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BG1</text:p>
          </table:table-cell>
          <table:table-cell office:value-type="string" calcext:value-type="string">
            <text:p>blood (ENH_F, PR_F)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1:5297176-5297283</text:p>
          </table:table-cell>
          <table:table-cell office:value-type="float" office:value="25976" calcext:value-type="float">
            <text:p>25976</text:p>
          </table:table-cell>
          <table:table-cell office:value-type="string" calcext:value-type="string">
            <text:p>blood (ENH_F, PR_F);erythroblast (ENH_E);peripheral blood mononuclear cell (ENH_S, PR_S);granulocyte (ENH_F, PR_F)</text:p>
          </table:table-cell>
          <table:table-cell office:value-type="float" office:value="33" calcext:value-type="float">
            <text:p>33</text:p>
          </table:table-cell>
          <table:table-cell office:value-type="float" office:value="21084" calcext:value-type="float">
            <text:p>2108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1:5268273-5269072</text:p>
          </table:table-cell>
          <table:table-cell office:value-type="float" office:value="2129" calcext:value-type="float">
            <text:p>2129</text:p>
          </table:table-cell>
          <table:table-cell office:value-type="float" office:value="1258" calcext:value-type="float">
            <text:p>1258</text:p>
          </table:table-cell>
          <table:table-cell office:value-type="float" office:value="370674" calcext:value-type="float">
            <text:p>37067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1:5270623-5271096</text:p>
          </table:table-cell>
          <table:table-cell office:value-type="float" office:value="105" calcext:value-type="float">
            <text:p>1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CFC1</text:p>
          </table:table-cell>
          <table:table-cell office:value-type="string" calcext:value-type="string">
            <text:p>astrocyte (CHR_E, CHR_S, ENH_E, ENH_F, ENH_S, PR_F, PR_S)</text:p>
          </table:table-cell>
          <table:table-cell office:value-type="float" office:value="359" calcext:value-type="float">
            <text:p>359</text:p>
          </table:table-cell>
          <table:table-cell office:value-type="float" office:value="77024" calcext:value-type="float">
            <text:p>77024</text:p>
          </table:table-cell>
          <table:table-cell table:number-columns-repeated="2" office:value-type="string" calcext:value-type="string">
            <text:p>chrX:153235486-153239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trocyte of the hippocampus (CHR_E);neuronal stem cell (ENH_F, PR_F);neuron (ENH_F, PR_F);brain (CHR_E, CHR_S, ENH_F, PR_F, PR_S);astrocyte (CHR_E, CHR_S, ENH_E, ENH_F, ENH_S, PR_F, PR_S);astrocyte of the spinal cord (CHR_E, ENH_E, PR_S);astrocyte of the cerebellum (CHR_E, PR_F, PR_S);neurosphere (PR_S);midbrain (CHR_S)</text:p>
          </table:table-cell>
          <table:table-cell office:value-type="float" office:value="528" calcext:value-type="float">
            <text:p>528</text:p>
          </table:table-cell>
          <table:table-cell office:value-type="float" office:value="164976" calcext:value-type="float">
            <text:p>164976</text:p>
          </table:table-cell>
          <table:table-cell table:number-columns-repeated="2" office:value-type="string" calcext:value-type="string">
            <text:p>chrX:153235486-153239582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float" office:value="679552" calcext:value-type="float">
            <text:p>679552</text:p>
          </table:table-cell>
          <table:table-cell table:number-columns-repeated="2" office:value-type="string" calcext:value-type="string">
            <text:p>chrX:153231593-15324067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NF1A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95" calcext:value-type="float">
            <text:p>95</text:p>
          </table:table-cell>
          <table:table-cell office:value-type="float" office:value="49097" calcext:value-type="float">
            <text:p>49097</text:p>
          </table:table-cell>
          <table:table-cell table:number-columns-repeated="2" office:value-type="string" calcext:value-type="string">
            <text:p>chr12:121416166-121416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ocrine pancreas (ENH_S, PR_S);body of pancreas (CHR_E, CHR_S, ENH_E, ENH_S, PR_S);pancreas (CHR_E, CHR_S, ENH_F, ENH_S, PR_F, PR_S)</text:p>
          </table:table-cell>
          <table:table-cell office:value-type="float" office:value="407" calcext:value-type="float">
            <text:p>407</text:p>
          </table:table-cell>
          <table:table-cell office:value-type="float" office:value="129335" calcext:value-type="float">
            <text:p>129335</text:p>
          </table:table-cell>
          <table:table-cell table:number-columns-repeated="2" office:value-type="string" calcext:value-type="string">
            <text:p>chr12:121416103-121416924</text:p>
          </table:table-cell>
          <table:table-cell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 office:value-type="float" office:value="616757" calcext:value-type="float">
            <text:p>616757</text:p>
          </table:table-cell>
          <table:table-cell table:number-columns-repeated="2" office:value-type="string" calcext:value-type="string">
            <text:p>chr12:121415442-121419892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NF4A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86" calcext:value-type="float">
            <text:p>86</text:p>
          </table:table-cell>
          <table:table-cell office:value-type="float" office:value="44222" calcext:value-type="float">
            <text:p>44222</text:p>
          </table:table-cell>
          <table:table-cell table:number-columns-repeated="2" office:value-type="string" calcext:value-type="string">
            <text:p>chr20:42983201-42985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ocrine pancreas (ENH_S, PR_S);body of pancreas (CHR_E, CHR_S, ENH_E, ENH_S, PR_S);pancreas (CHR_E, CHR_S, ENH_F, ENH_S, PR_F, PR_S)</text:p>
          </table:table-cell>
          <table:table-cell office:value-type="float" office:value="611" calcext:value-type="float">
            <text:p>611</text:p>
          </table:table-cell>
          <table:table-cell office:value-type="float" office:value="151384" calcext:value-type="float">
            <text:p>151384</text:p>
          </table:table-cell>
          <table:table-cell table:number-columns-repeated="2" office:value-type="string" calcext:value-type="string">
            <text:p>chr20:42983201-42985298</text:p>
          </table:table-cell>
          <table:table-cell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 office:value-type="float" office:value="724823" calcext:value-type="float">
            <text:p>724823</text:p>
          </table:table-cell>
          <table:table-cell table:number-columns-repeated="2" office:value-type="string" calcext:value-type="string">
            <text:p>chr20:42982955-4298708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NF4A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86" calcext:value-type="float">
            <text:p>86</text:p>
          </table:table-cell>
          <table:table-cell office:value-type="float" office:value="44222" calcext:value-type="float">
            <text:p>44222</text:p>
          </table:table-cell>
          <table:table-cell table:number-columns-repeated="2" office:value-type="string" calcext:value-type="string">
            <text:p>chr20:42983201-42985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ocrine pancreas (ENH_S, PR_S);body of pancreas (CHR_E, CHR_S, ENH_E, ENH_S, PR_S);pancreas (CHR_E, CHR_S, ENH_F, ENH_S, PR_F, PR_S)</text:p>
          </table:table-cell>
          <table:table-cell office:value-type="float" office:value="611" calcext:value-type="float">
            <text:p>611</text:p>
          </table:table-cell>
          <table:table-cell office:value-type="float" office:value="151384" calcext:value-type="float">
            <text:p>151384</text:p>
          </table:table-cell>
          <table:table-cell table:number-columns-repeated="2" office:value-type="string" calcext:value-type="string">
            <text:p>chr20:42983201-42985298</text:p>
          </table:table-cell>
          <table:table-cell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 office:value-type="float" office:value="724823" calcext:value-type="float">
            <text:p>724823</text:p>
          </table:table-cell>
          <table:table-cell table:number-columns-repeated="2" office:value-type="string" calcext:value-type="string">
            <text:p>chr20:42982955-4298708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NF4A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86" calcext:value-type="float">
            <text:p>86</text:p>
          </table:table-cell>
          <table:table-cell office:value-type="float" office:value="44222" calcext:value-type="float">
            <text:p>44222</text:p>
          </table:table-cell>
          <table:table-cell table:number-columns-repeated="2" office:value-type="string" calcext:value-type="string">
            <text:p>chr20:42983201-42985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ocrine pancreas (ENH_S, PR_S);body of pancreas (CHR_E, CHR_S, ENH_E, ENH_S, PR_S);pancreas (CHR_E, CHR_S, ENH_F, ENH_S, PR_F, PR_S)</text:p>
          </table:table-cell>
          <table:table-cell office:value-type="float" office:value="611" calcext:value-type="float">
            <text:p>611</text:p>
          </table:table-cell>
          <table:table-cell office:value-type="float" office:value="151384" calcext:value-type="float">
            <text:p>151384</text:p>
          </table:table-cell>
          <table:table-cell table:number-columns-repeated="2" office:value-type="string" calcext:value-type="string">
            <text:p>chr20:42983201-42985298</text:p>
          </table:table-cell>
          <table:table-cell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 office:value-type="float" office:value="724823" calcext:value-type="float">
            <text:p>724823</text:p>
          </table:table-cell>
          <table:table-cell table:number-columns-repeated="2" office:value-type="string" calcext:value-type="string">
            <text:p>chr20:42982955-4298708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NF4A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86" calcext:value-type="float">
            <text:p>86</text:p>
          </table:table-cell>
          <table:table-cell office:value-type="float" office:value="44222" calcext:value-type="float">
            <text:p>44222</text:p>
          </table:table-cell>
          <table:table-cell table:number-columns-repeated="2" office:value-type="string" calcext:value-type="string">
            <text:p>chr20:42983201-42985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ocrine pancreas (ENH_S, PR_S);body of pancreas (CHR_E, CHR_S, ENH_E, ENH_S, PR_S);pancreas (CHR_E, CHR_S, ENH_F, ENH_S, PR_F, PR_S)</text:p>
          </table:table-cell>
          <table:table-cell office:value-type="float" office:value="611" calcext:value-type="float">
            <text:p>611</text:p>
          </table:table-cell>
          <table:table-cell office:value-type="float" office:value="151384" calcext:value-type="float">
            <text:p>151384</text:p>
          </table:table-cell>
          <table:table-cell table:number-columns-repeated="2" office:value-type="string" calcext:value-type="string">
            <text:p>chr20:42983201-42985298</text:p>
          </table:table-cell>
          <table:table-cell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 office:value-type="float" office:value="724823" calcext:value-type="float">
            <text:p>724823</text:p>
          </table:table-cell>
          <table:table-cell table:number-columns-repeated="2" office:value-type="string" calcext:value-type="string">
            <text:p>chr20:42982955-4298708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NS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129" calcext:value-type="float">
            <text:p>129</text:p>
          </table:table-cell>
          <table:table-cell office:value-type="float" office:value="67156" calcext:value-type="float">
            <text:p>6715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1:2178120-2178439</text:p>
          </table:table-cell>
          <table:table-cell office:value-type="float" office:value="4104" calcext:value-type="float">
            <text:p>4104</text:p>
          </table:table-cell>
          <table:table-cell office:value-type="string" calcext:value-type="string">
            <text:p>endocrine pancreas (ENH_S, PR_S);body of pancreas (CHR_E, CHR_S, ENH_E, ENH_S, PR_S);pancreas (CHR_E, CHR_S, ENH_F, ENH_S, PR_F, PR_S)</text:p>
          </table:table-cell>
          <table:table-cell office:value-type="float" office:value="775" calcext:value-type="float">
            <text:p>775</text:p>
          </table:table-cell>
          <table:table-cell office:value-type="float" office:value="228706" calcext:value-type="float">
            <text:p>228706</text:p>
          </table:table-cell>
          <table:table-cell table:number-columns-repeated="2" office:value-type="string" calcext:value-type="string">
            <text:p>chr11:2182191-2182675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801813" calcext:value-type="float">
            <text:p>801813</text:p>
          </table:table-cell>
          <table:table-cell table:number-columns-repeated="2" office:value-type="string" calcext:value-type="string">
            <text:p>chr11:2182191-218267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RF6</text:p>
          </table:table-cell>
          <table:table-cell office:value-type="string" calcext:value-type="string">
            <text:p>kidney epithelial cell (CHR_E, ENH_E, ENH_F, PR_F, PR_S)</text:p>
          </table:table-cell>
          <table:table-cell office:value-type="float" office:value="108" calcext:value-type="float">
            <text:p>108</text:p>
          </table:table-cell>
          <table:table-cell office:value-type="float" office:value="22146" calcext:value-type="float">
            <text:p>2214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:209983055-209983230</text:p>
          </table:table-cell>
          <table:table-cell office:value-type="float" office:value="6248" calcext:value-type="float">
            <text:p>6248</text:p>
          </table:table-cell>
          <table:table-cell office:value-type="string" calcext:value-type="string">
            <text:p>epithelial cell of proximal tubule (CHR_E, ENH_E, PR_F, PR_S);kidney tubule cell (CHR_E);right renal pelvis (CHR_E, CHR_S);left renal pelvis (CHR_E, CHR_S);renal cortical epithelial cell (CHR_E, CHR_S, PR_F);right kidney (CHR_E, CHR_S);kidney capillary endothelial cell (CHR_E);left renal cortex interstitium (CHR_E, CHR_S);renal pelvis (CHR_E, CHR_S);kidney (CHR_E, CHR_S, ENH_F, PR_F, PR_S);left kidney (CHR_E, CHR_S);kidney epithelial cell (CHR_E, ENH_E, ENH_F, PR_F, PR_S);renal cortex interstitium (CHR_E, CHR_S);right renal cortex interstitium (CHR_E, CHR_S)</text:p>
          </table:table-cell>
          <table:table-cell office:value-type="float" office:value="464" calcext:value-type="float">
            <text:p>464</text:p>
          </table:table-cell>
          <table:table-cell office:value-type="float" office:value="158252" calcext:value-type="float">
            <text:p>158252</text:p>
          </table:table-cell>
          <table:table-cell table:number-columns-repeated="2" office:value-type="string" calcext:value-type="string">
            <text:p>chr1:209989455-209989630</text:p>
          </table:table-cell>
          <table:table-cell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 office:value-type="float" office:value="597475" calcext:value-type="float">
            <text:p>597475</text:p>
          </table:table-cell>
          <table:table-cell table:number-columns-repeated="2" office:value-type="string" calcext:value-type="string">
            <text:p>chr1:209987780-209990814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MBR1</text:p>
          </table:table-cell>
          <table:table-cell office:value-type="string" calcext:value-type="string">
            <text:p>osteoblast (CHR_E, ENH_F, ENH_S, PR_F, PR_S)</text:p>
          </table:table-cell>
          <table:table-cell office:value-type="float" office:value="516" calcext:value-type="float">
            <text:p>516</text:p>
          </table:table-cell>
          <table:table-cell office:value-type="float" office:value="94914" calcext:value-type="float">
            <text:p>949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7:156095701-156095851</text:p>
          </table:table-cell>
          <table:table-cell office:value-type="float" office:value="34196" calcext:value-type="float">
            <text:p>34196</text:p>
          </table:table-cell>
          <table:table-cell office:value-type="string" calcext:value-type="string">
            <text:p>stromal cell of bone marrow (CHR_E, CHR_S);osteoblast (CHR_E, ENH_F, ENH_S, PR_F, PR_S)</text:p>
          </table:table-cell>
          <table:table-cell office:value-type="float" office:value="523" calcext:value-type="float">
            <text:p>523</text:p>
          </table:table-cell>
          <table:table-cell office:value-type="float" office:value="107107" calcext:value-type="float">
            <text:p>10710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7:156095701-156095851</text:p>
          </table:table-cell>
          <table:table-cell office:value-type="float" office:value="34196" calcext:value-type="float">
            <text:p>34196</text:p>
          </table:table-cell>
          <table:table-cell office:value-type="float" office:value="1387" calcext:value-type="float">
            <text:p>1387</text:p>
          </table:table-cell>
          <table:table-cell office:value-type="float" office:value="676945" calcext:value-type="float">
            <text:p>67694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7:156090013-156090257</text:p>
          </table:table-cell>
          <table:table-cell office:value-type="float" office:value="28508" calcext:value-type="float">
            <text:p>2850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AGS</text:p>
          </table:table-cell>
          <table:table-cell office:value-type="string" calcext:value-type="string">
            <text:p>kidney (CHR_E, CHR_S, ENH_F, PR_F, PR_S)</text:p>
          </table:table-cell>
          <table:table-cell office:value-type="float" office:value="421" calcext:value-type="float">
            <text:p>421</text:p>
          </table:table-cell>
          <table:table-cell office:value-type="float" office:value="161335" calcext:value-type="float">
            <text:p>16133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7:42081655-4208220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hepatic stellate cell (ENH_F, PR_F);small intestine (CHR_E, CHR_S, ENH_F, ENH_S, PR_F, PR_S);right lobe of liver (CHR_E, CHR_S, ENH_E, ENH_S, PR_S);intestinal epithelial cell (ENH_F, PR_F);hepatocyte (CHR_E, ENH_F, PR_F);liver (CHR_E, ENH_E, ENH_F, ENH_S, PR_F, PR_S)</text:p>
          </table:table-cell>
          <table:table-cell office:value-type="float" office:value="450" calcext:value-type="float">
            <text:p>450</text:p>
          </table:table-cell>
          <table:table-cell office:value-type="float" office:value="189822" calcext:value-type="float">
            <text:p>189822</text:p>
          </table:table-cell>
          <table:table-cell table:number-columns-repeated="2" office:value-type="string" calcext:value-type="string">
            <text:p>chr17:42078653-42079613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float" office:value="686420" calcext:value-type="float">
            <text:p>686420</text:p>
          </table:table-cell>
          <table:table-cell table:number-columns-repeated="2" office:value-type="string" calcext:value-type="string">
            <text:p>chr17:42078653-42080742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TC</text:p>
          </table:table-cell>
          <table:table-cell office:value-type="string" calcext:value-type="string">
            <text:p>liver (CHR_E, ENH_E, ENH_F, ENH_S, PR_F, PR_S)</text:p>
          </table:table-cell>
          <table:table-cell office:value-type="float" office:value="100" calcext:value-type="float">
            <text:p>100</text:p>
          </table:table-cell>
          <table:table-cell office:value-type="float" office:value="51540" calcext:value-type="float">
            <text:p>51540</text:p>
          </table:table-cell>
          <table:table-cell table:number-columns-repeated="2" office:value-type="string" calcext:value-type="string">
            <text:p>chrX:38211503-38212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ver (CHR_E, ENH_E, ENH_F, ENH_S, PR_F, PR_S);hepatocyte (CHR_E, ENH_F, PR_F);hepatic stellate cell (ENH_F, PR_F);right lobe of liver (CHR_E, CHR_S, ENH_E, ENH_S, PR_S)</text:p>
          </table:table-cell>
          <table:table-cell office:value-type="float" office:value="149" calcext:value-type="float">
            <text:p>149</text:p>
          </table:table-cell>
          <table:table-cell office:value-type="float" office:value="60889" calcext:value-type="float">
            <text:p>60889</text:p>
          </table:table-cell>
          <table:table-cell table:number-columns-repeated="2" office:value-type="string" calcext:value-type="string">
            <text:p>chrX:38211503-38212292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558376" calcext:value-type="float">
            <text:p>558376</text:p>
          </table:table-cell>
          <table:table-cell table:number-columns-repeated="2" office:value-type="string" calcext:value-type="string">
            <text:p>chrX:38211503-38212302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X6</text:p>
          </table:table-cell>
          <table:table-cell office:value-type="string" calcext:value-type="string">
            <text:p>retina (CHR_E, CHR_S, PR_F)</text:p>
          </table:table-cell>
          <table:table-cell office:value-type="float" office:value="235" calcext:value-type="float">
            <text:p>235</text:p>
          </table:table-cell>
          <table:table-cell office:value-type="float" office:value="104236" calcext:value-type="float">
            <text:p>104236</text:p>
          </table:table-cell>
          <table:table-cell table:number-columns-repeated="2" office:value-type="string" calcext:value-type="string">
            <text:p>chr11:31685540-31686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ye (CHR_E, CHR_S, ENH_F, PR_F);retinal pigment epithelial cell (CHR_E, ENH_E, ENH_F, PR_F, PR_S);retina (CHR_E, CHR_S, PR_F)</text:p>
          </table:table-cell>
          <table:table-cell office:value-type="float" office:value="355" calcext:value-type="float">
            <text:p>355</text:p>
          </table:table-cell>
          <table:table-cell office:value-type="float" office:value="140137" calcext:value-type="float">
            <text:p>140137</text:p>
          </table:table-cell>
          <table:table-cell table:number-columns-repeated="2" office:value-type="string" calcext:value-type="string">
            <text:p>chr11:31685540-31686265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 office:value-type="float" office:value="518123" calcext:value-type="float">
            <text:p>518123</text:p>
          </table:table-cell>
          <table:table-cell table:number-columns-repeated="2" office:value-type="string" calcext:value-type="string">
            <text:p>chr11:31685540-3168626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TF1A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99" calcext:value-type="float">
            <text:p>99</text:p>
          </table:table-cell>
          <table:table-cell office:value-type="float" office:value="31651" calcext:value-type="float">
            <text:p>3165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2854-23502866</text:p>
          </table:table-cell>
          <table:table-cell office:value-type="float" office:value="5580" calcext:value-type="float">
            <text:p>5580</text:p>
          </table:table-cell>
          <table:table-cell office:value-type="string" calcext:value-type="string">
            <text:p>endocrine pancreas (ENH_S, PR_S);pancreas (CHR_E, CHR_S, ENH_F, ENH_S, PR_F, PR_S);body of pancreas (CHR_E, CHR_S, ENH_E, ENH_S, PR_S)</text:p>
          </table:table-cell>
          <table:table-cell office:value-type="float" office:value="276" calcext:value-type="float">
            <text:p>276</text:p>
          </table:table-cell>
          <table:table-cell office:value-type="float" office:value="82662" calcext:value-type="float">
            <text:p>8266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2854-23502866</text:p>
          </table:table-cell>
          <table:table-cell office:value-type="float" office:value="5580" calcext:value-type="float">
            <text:p>5580</text:p>
          </table:table-cell>
          <table:table-cell office:value-type="float" office:value="1233" calcext:value-type="float">
            <text:p>1233</text:p>
          </table:table-cell>
          <table:table-cell office:value-type="float" office:value="472023" calcext:value-type="float">
            <text:p>4720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8765-23508915</text:p>
          </table:table-cell>
          <table:table-cell office:value-type="float" office:value="320" calcext:value-type="float">
            <text:p>3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TF1A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99" calcext:value-type="float">
            <text:p>99</text:p>
          </table:table-cell>
          <table:table-cell office:value-type="float" office:value="31651" calcext:value-type="float">
            <text:p>3165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2854-23502866</text:p>
          </table:table-cell>
          <table:table-cell office:value-type="float" office:value="5571" calcext:value-type="float">
            <text:p>5571</text:p>
          </table:table-cell>
          <table:table-cell office:value-type="string" calcext:value-type="string">
            <text:p>endocrine pancreas (ENH_S, PR_S);pancreas (CHR_E, CHR_S, ENH_F, ENH_S, PR_F, PR_S);body of pancreas (CHR_E, CHR_S, ENH_E, ENH_S, PR_S)</text:p>
          </table:table-cell>
          <table:table-cell office:value-type="float" office:value="276" calcext:value-type="float">
            <text:p>276</text:p>
          </table:table-cell>
          <table:table-cell office:value-type="float" office:value="82662" calcext:value-type="float">
            <text:p>8266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2854-23502866</text:p>
          </table:table-cell>
          <table:table-cell office:value-type="float" office:value="5571" calcext:value-type="float">
            <text:p>5571</text:p>
          </table:table-cell>
          <table:table-cell office:value-type="float" office:value="1233" calcext:value-type="float">
            <text:p>1233</text:p>
          </table:table-cell>
          <table:table-cell office:value-type="float" office:value="472023" calcext:value-type="float">
            <text:p>4720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8765-23508915</text:p>
          </table:table-cell>
          <table:table-cell office:value-type="float" office:value="329" calcext:value-type="float">
            <text:p>32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TF1A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99" calcext:value-type="float">
            <text:p>99</text:p>
          </table:table-cell>
          <table:table-cell office:value-type="float" office:value="31651" calcext:value-type="float">
            <text:p>3165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2854-23502866</text:p>
          </table:table-cell>
          <table:table-cell office:value-type="float" office:value="5499" calcext:value-type="float">
            <text:p>5499</text:p>
          </table:table-cell>
          <table:table-cell office:value-type="string" calcext:value-type="string">
            <text:p>endocrine pancreas (ENH_S, PR_S);pancreas (CHR_E, CHR_S, ENH_F, ENH_S, PR_F, PR_S);body of pancreas (CHR_E, CHR_S, ENH_E, ENH_S, PR_S)</text:p>
          </table:table-cell>
          <table:table-cell office:value-type="float" office:value="276" calcext:value-type="float">
            <text:p>276</text:p>
          </table:table-cell>
          <table:table-cell office:value-type="float" office:value="82662" calcext:value-type="float">
            <text:p>8266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2854-23502866</text:p>
          </table:table-cell>
          <table:table-cell office:value-type="float" office:value="5499" calcext:value-type="float">
            <text:p>5499</text:p>
          </table:table-cell>
          <table:table-cell office:value-type="float" office:value="1233" calcext:value-type="float">
            <text:p>1233</text:p>
          </table:table-cell>
          <table:table-cell office:value-type="float" office:value="472023" calcext:value-type="float">
            <text:p>4720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8765-23508915</text:p>
          </table:table-cell>
          <table:table-cell office:value-type="float" office:value="401" calcext:value-type="float">
            <text:p>40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TF1A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99" calcext:value-type="float">
            <text:p>99</text:p>
          </table:table-cell>
          <table:table-cell office:value-type="float" office:value="31651" calcext:value-type="float">
            <text:p>3165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2854-23502866</text:p>
          </table:table-cell>
          <table:table-cell office:value-type="float" office:value="5497" calcext:value-type="float">
            <text:p>5497</text:p>
          </table:table-cell>
          <table:table-cell office:value-type="string" calcext:value-type="string">
            <text:p>endocrine pancreas (ENH_S, PR_S);pancreas (CHR_E, CHR_S, ENH_F, ENH_S, PR_F, PR_S);body of pancreas (CHR_E, CHR_S, ENH_E, ENH_S, PR_S)</text:p>
          </table:table-cell>
          <table:table-cell office:value-type="float" office:value="276" calcext:value-type="float">
            <text:p>276</text:p>
          </table:table-cell>
          <table:table-cell office:value-type="float" office:value="82662" calcext:value-type="float">
            <text:p>8266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2854-23502866</text:p>
          </table:table-cell>
          <table:table-cell office:value-type="float" office:value="5497" calcext:value-type="float">
            <text:p>5497</text:p>
          </table:table-cell>
          <table:table-cell office:value-type="float" office:value="1233" calcext:value-type="float">
            <text:p>1233</text:p>
          </table:table-cell>
          <table:table-cell office:value-type="float" office:value="472023" calcext:value-type="float">
            <text:p>4720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8765-23508915</text:p>
          </table:table-cell>
          <table:table-cell office:value-type="float" office:value="403" calcext:value-type="float">
            <text:p>4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TF1A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99" calcext:value-type="float">
            <text:p>99</text:p>
          </table:table-cell>
          <table:table-cell office:value-type="float" office:value="31651" calcext:value-type="float">
            <text:p>3165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2854-23502866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endocrine pancreas (ENH_S, PR_S);pancreas (CHR_E, CHR_S, ENH_F, ENH_S, PR_F, PR_S);body of pancreas (CHR_E, CHR_S, ENH_E, ENH_S, PR_S)</text:p>
          </table:table-cell>
          <table:table-cell office:value-type="float" office:value="276" calcext:value-type="float">
            <text:p>276</text:p>
          </table:table-cell>
          <table:table-cell office:value-type="float" office:value="82662" calcext:value-type="float">
            <text:p>8266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2854-23502866</text:p>
          </table:table-cell>
          <table:table-cell office:value-type="float" office:value="5439" calcext:value-type="float">
            <text:p>5439</text:p>
          </table:table-cell>
          <table:table-cell office:value-type="float" office:value="1233" calcext:value-type="float">
            <text:p>1233</text:p>
          </table:table-cell>
          <table:table-cell office:value-type="float" office:value="472023" calcext:value-type="float">
            <text:p>4720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8765-23508915</text:p>
          </table:table-cell>
          <table:table-cell office:value-type="float" office:value="461" calcext:value-type="float">
            <text:p>46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RPINA7</text:p>
          </table:table-cell>
          <table:table-cell office:value-type="string" calcext:value-type="string">
            <text:p>liver (CHR_E, ENH_E, ENH_F, ENH_S, PR_F, PR_S)</text:p>
          </table:table-cell>
          <table:table-cell office:value-type="float" office:value="33" calcext:value-type="float">
            <text:p>33</text:p>
          </table:table-cell>
          <table:table-cell office:value-type="float" office:value="14949" calcext:value-type="float">
            <text:p>14949</text:p>
          </table:table-cell>
          <table:table-cell table:number-columns-repeated="2" office:value-type="string" calcext:value-type="string">
            <text:p>chrX:105251614-105252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ht lobe of liver (CHR_E, CHR_S, ENH_E, ENH_S, PR_S);hepatic stellate cell (ENH_F, PR_F);hepatocyte (CHR_E, ENH_F, PR_F);liver (CHR_E, ENH_E, ENH_F, ENH_S, PR_F, PR_S)</text:p>
          </table:table-cell>
          <table:table-cell office:value-type="float" office:value="46" calcext:value-type="float">
            <text:p>46</text:p>
          </table:table-cell>
          <table:table-cell office:value-type="float" office:value="17775" calcext:value-type="float">
            <text:p>17775</text:p>
          </table:table-cell>
          <table:table-cell table:number-columns-repeated="2" office:value-type="string" calcext:value-type="string">
            <text:p>chrX:105251614-105252493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 office:value-type="float" office:value="537208" calcext:value-type="float">
            <text:p>537208</text:p>
          </table:table-cell>
          <table:table-cell table:number-columns-repeated="2" office:value-type="string" calcext:value-type="string">
            <text:p>chrX:105251550-105252509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HH</text:p>
          </table:table-cell>
          <table:table-cell office:value-type="string" calcext:value-type="string">
            <text:p>brain (CHR_E, CHR_S, ENH_F, PR_F, PR_S)</text:p>
          </table:table-cell>
          <table:table-cell office:value-type="float" office:value="342" calcext:value-type="float">
            <text:p>342</text:p>
          </table:table-cell>
          <table:table-cell office:value-type="float" office:value="118549" calcext:value-type="float">
            <text:p>118549</text:p>
          </table:table-cell>
          <table:table-cell table:number-columns-repeated="2" office:value-type="string" calcext:value-type="string">
            <text:p>chr7:156061389-156061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trocyte of the spinal cord (CHR_E, ENH_E, PR_S);astrocyte (CHR_E, CHR_S, ENH_E, ENH_F, ENH_S, PR_F, PR_S);astrocyte of the hippocampus (CHR_E);astrocyte of the cerebellum (CHR_E, PR_F, PR_S);brain (CHR_E, CHR_S, ENH_F, PR_F, PR_S);midbrain (CHR_S)</text:p>
          </table:table-cell>
          <table:table-cell office:value-type="float" office:value="400" calcext:value-type="float">
            <text:p>400</text:p>
          </table:table-cell>
          <table:table-cell office:value-type="float" office:value="140001" calcext:value-type="float">
            <text:p>140001</text:p>
          </table:table-cell>
          <table:table-cell table:number-columns-repeated="2" office:value-type="string" calcext:value-type="string">
            <text:p>chr7:156061389-156061599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732894" calcext:value-type="float">
            <text:p>732894</text:p>
          </table:table-cell>
          <table:table-cell table:number-columns-repeated="2" office:value-type="string" calcext:value-type="string">
            <text:p>chr7:156061249-156061649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BX5</text:p>
          </table:table-cell>
          <table:table-cell office:value-type="string" calcext:value-type="string">
            <text:p>heart (CHR_E, CHR_S, ENH_F, PR_F, PR_S)</text:p>
          </table:table-cell>
          <table:table-cell office:value-type="float" office:value="317" calcext:value-type="float">
            <text:p>317</text:p>
          </table:table-cell>
          <table:table-cell office:value-type="float" office:value="110840" calcext:value-type="float">
            <text:p>11084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2:114702925-11470307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heart left ventricle (CHR_E, CHR_S, ENH_E, PR_F, PR_S);heart right ventricle (CHR_E, ENH_S, PR_S);heart (CHR_E, CHR_S, ENH_F, PR_F, PR_S)</text:p>
          </table:table-cell>
          <table:table-cell office:value-type="float" office:value="332" calcext:value-type="float">
            <text:p>332</text:p>
          </table:table-cell>
          <table:table-cell office:value-type="float" office:value="119772" calcext:value-type="float">
            <text:p>11977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2:114702915-114703075</text:p>
          </table:table-cell>
          <table:table-cell office:value-type="float" office:value="1440" calcext:value-type="float">
            <text:p>1440</text:p>
          </table:table-cell>
          <table:table-cell office:value-type="float" office:value="1382" calcext:value-type="float">
            <text:p>1382</text:p>
          </table:table-cell>
          <table:table-cell office:value-type="float" office:value="541307" calcext:value-type="float">
            <text:p>541307</text:p>
          </table:table-cell>
          <table:table-cell table:number-columns-repeated="2" office:value-type="string" calcext:value-type="string">
            <text:p>chr12:114704302-114704713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formula="of:=MEDIAN([.C2:.C14];[.C17:.C19];[.C23:.C29];[.C34:.C36])" office:value-type="float" office:value="116.5" calcext:value-type="float">
            <text:p>116.5</text:p>
          </table:table-cell>
          <table:table-cell table:formula="of:=MEDIAN([.D2:.D14];[.D17:.D19];[.D23:.D29];[.D34:.D36])" office:value-type="float" office:value="50318.5" calcext:value-type="float">
            <text:p>50318.5</text:p>
          </table:table-cell>
          <table:table-cell table:number-columns-repeated="4"/>
          <table:table-cell table:formula="of:=MEDIAN([.I2:.I14];[.I17:.I19];[.I23:.I29];[.I34:.I36])" office:value-type="float" office:value="403.5" calcext:value-type="float">
            <text:p>403.5</text:p>
          </table:table-cell>
          <table:table-cell table:formula="of:=MEDIAN([.J2:.J14];[.J17:.J19];[.J23:.J29];[.J34:.J36])" office:value-type="float" office:value="134668" calcext:value-type="float">
            <text:p>134668</text:p>
          </table:table-cell>
          <table:table-cell table:number-columns-repeated="4"/>
          <table:table-cell table:formula="of:=MEDIAN([.O2:.O14];[.O17:.O19];[.O23:.O29];[.O34:.O36])" office:value-type="float" office:value="607116" calcext:value-type="float">
            <text:p>607116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[.D37]/[.O37]" office:value-type="float" office:value="0.0828811956858327" calcext:value-type="float">
            <text:p>0.0828811957</text:p>
          </table:table-cell>
          <table:table-cell table:formula="of:=14/26" office:value-type="float" office:value="0.538461538461538" calcext:value-type="float">
            <text:p>0.5384615385</text:p>
          </table:table-cell>
          <table:table-cell table:number-columns-repeated="4"/>
          <table:table-cell table:formula="of:=[.J37]/[.O37]" office:value-type="float" office:value="0.221815929739951" calcext:value-type="float">
            <text:p>0.2218159297</text:p>
          </table:table-cell>
          <table:table-cell table:formula="of:=19/26" office:value-type="float" office:value="0.730769230769231" calcext:value-type="float">
            <text:p>0.7307692308</text:p>
          </table:table-cell>
          <table:table-cell table:number-columns-repeated="4"/>
          <table:table-cell table:formula="of:=22/26" office:value-type="float" office:value="0.846153846153846" calcext:value-type="float">
            <text:p>0.8461538462</text:p>
          </table:table-cell>
          <table:table-cell table:number-columns-repeated="100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suppl.table3'.A1:'suppl.table3'.R3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00/00/0000</text:date>, <text:time style:data-style-name="N2" text:time-value="16:04:03.991676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16:05:57.306072245</dc:date>
    <dc:creator>Paweł Sztromwasser</dc:creator>
    <meta:editing-duration>PT23M44S</meta:editing-duration>
    <meta:editing-cycles>3</meta:editing-cycles>
    <meta:generator>LibreOffice/5.1.6.2$Linux_X86_64 LibreOffice_project/10m0$Build-2</meta:generator>
    <meta:document-statistic meta:table-count="4" meta:cell-count="1051" meta:object-count="0"/>
  </office:meta>
</office:document-meta>
</file>